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bffcc8" officeooo:paragraph-rsid="00c56cf7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language="en" fo:country="GB" fo:font-weight="normal" officeooo:rsid="001bffb0" officeooo:paragraph-rsid="009bd0b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en" fo:country="GB" fo:font-weight="normal" officeooo:paragraph-rsid="009bd0b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n" fo:country="GB" fo:font-weight="normal" officeooo:rsid="001d5e07" officeooo:paragraph-rsid="009bd0b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en" fo:country="GB" fo:font-weight="normal" officeooo:rsid="0085e87a" officeooo:paragraph-rsid="009bd0b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en" fo:country="GB" fo:font-weight="normal" officeooo:rsid="00ff80d3" officeooo:paragraph-rsid="00ff80d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en" fo:country="GB" fo:font-weight="normal" officeooo:rsid="00ff80d3" officeooo:paragraph-rsid="010876d2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GB" fo:font-weight="normal" officeooo:rsid="0113aded" officeooo:paragraph-rsid="0113ade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GB" fo:font-weight="normal" officeooo:rsid="00bffcc8" officeooo:paragraph-rsid="01906fe0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9bd0b8"/>
    </style:style>
    <style:style style:name="P11" style:family="paragraph" style:parent-style-name="Standard">
      <style:text-properties style:font-name="Times New Roman" fo:font-size="12pt" fo:language="en" fo:country="GB" fo:font-weight="normal" officeooo:rsid="001d5e07" officeooo:paragraph-rsid="009bd0b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language="en" fo:country="GB" fo:font-weight="normal" officeooo:rsid="001f76ea" officeooo:paragraph-rsid="009bd0b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fo:language="en" fo:country="GB" fo:font-weight="normal" officeooo:rsid="0020fea7" officeooo:paragraph-rsid="009bd0b8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1521f7a"/>
    </style:style>
    <style:style style:name="P15" style:family="paragraph" style:parent-style-name="Standard">
      <style:text-properties fo:language="en" fo:country="GB" fo:font-weight="normal" officeooo:rsid="008e81c8" officeooo:paragraph-rsid="018c0242" style:font-weight-asian="normal" style:font-weight-complex="normal"/>
    </style:style>
    <style:style style:name="P16" style:family="paragraph" style:parent-style-name="Standard">
      <style:text-properties fo:language="en" fo:country="GB" fo:font-weight="normal" officeooo:rsid="008e81c8" officeooo:paragraph-rsid="019b53fa" style:font-weight-asian="normal" style:font-weight-complex="normal"/>
    </style:style>
    <style:style style:name="P17" style:family="paragraph" style:parent-style-name="Standard">
      <style:text-properties fo:font-variant="normal" fo:text-transform="none" fo:color="#111111" style:font-name="Liberation Serif" fo:font-size="12pt" fo:letter-spacing="normal" fo:language="en" fo:country="GB" fo:font-style="normal" fo:font-weight="normal" officeooo:rsid="00c1ee54" officeooo:paragraph-rsid="0177e219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bffcc8" officeooo:paragraph-rsid="00c56cf7" style:text-blinking="false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en" fo:country="GB" fo:font-style="normal" fo:font-weight="bold" officeooo:rsid="005d941b" officeooo:paragraph-rsid="01521f7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weight="bold" officeooo:rsid="00c1ee54" officeooo:paragraph-rsid="0177e219" style:font-weight-asian="bold" style:font-weight-complex="bold"/>
    </style:style>
    <style:style style:name="P21" style:family="paragraph" style:parent-style-name="Standard">
      <style:text-properties officeooo:paragraph-rsid="0177e219"/>
    </style:style>
    <style:style style:name="P22" style:family="paragraph" style:parent-style-name="Standard">
      <style:text-properties style:font-name="Liberation Serif" fo:font-size="12pt" fo:language="en" fo:country="GB" fo:font-weight="normal" officeooo:rsid="00bffcc8" officeooo:paragraph-rsid="00c56cf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language="en" fo:country="GB" fo:font-weight="normal" officeooo:rsid="002ccf18" officeooo:paragraph-rsid="013cef73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language="en" fo:country="GB" fo:font-weight="bold" officeooo:rsid="00da2a9d" officeooo:paragraph-rsid="00da2a9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language="en" fo:country="GB" fo:font-weight="bold" officeooo:rsid="00c1ee54" officeooo:paragraph-rsid="0177e219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language="en" fo:country="GB" fo:font-weight="bold" officeooo:rsid="00ca42e7" officeooo:paragraph-rsid="0177e219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language="en" fo:country="GB" officeooo:paragraph-rsid="0126ae2d" style:font-size-asian="12pt" style:font-size-complex="12pt"/>
    </style:style>
    <style:style style:name="P28" style:family="paragraph" style:parent-style-name="Standard">
      <style:text-properties style:font-name="Liberation Serif" fo:font-size="12pt" fo:language="en" fo:country="GB" officeooo:paragraph-rsid="0112c1ec" style:font-size-asian="12pt" style:font-size-complex="12pt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style:font-name="Liberation Serif" fo:font-size="12pt" fo:language="en" fo:country="GB" officeooo:rsid="00292103" officeooo:paragraph-rsid="019862bc" style:font-size-asian="12pt" style:font-size-complex="12pt"/>
    </style:style>
    <style:style style:name="P30" style:family="paragraph" style:parent-style-name="Standard">
      <style:text-properties style:font-name="Liberation Serif" fo:font-size="12pt" fo:language="en" fo:country="GB" style:text-underline-style="none" fo:font-weight="normal" officeooo:rsid="002ccf18" officeooo:paragraph-rsid="014d258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language="en" fo:country="GB" style:text-underline-style="none" fo:font-weight="normal" officeooo:rsid="002ccf18" officeooo:paragraph-rsid="0194365b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 draw:fill-color="#ffffff" draw:opacity="100%"/>
      <style:paragraph-properties fo:background-color="transparent"/>
      <style:text-properties style:font-name="Liberation Serif" fo:font-size="12pt" officeooo:rsid="00292103" officeooo:paragraph-rsid="019862bc" style:font-size-asian="12pt" style:font-size-complex="12pt"/>
    </style:style>
    <style:style style:name="P33" style:family="paragraph" style:parent-style-name="Standard">
      <style:text-properties officeooo:paragraph-rsid="018c0242"/>
    </style:style>
    <style:style style:name="P34" style:family="paragraph" style:parent-style-name="Text_20_body">
      <style:text-properties fo:language="en" fo:country="GB" officeooo:rsid="00f82776" officeooo:paragraph-rsid="00f82776"/>
    </style:style>
    <style:style style:name="P35" style:family="paragraph" style:parent-style-name="Text_20_body">
      <style:text-properties fo:language="en" fo:country="GB" officeooo:rsid="00c5b899" officeooo:paragraph-rsid="00c5b899"/>
    </style:style>
    <style:style style:name="P36" style:family="paragraph" style:parent-style-name="Text_20_body">
      <style:text-properties fo:language="en" fo:country="GB" officeooo:rsid="00c5b899" officeooo:paragraph-rsid="01b10e3e"/>
    </style:style>
    <style:style style:name="P37" style:family="paragraph" style:parent-style-name="Text_20_body">
      <style:text-properties fo:language="en" fo:country="GB" officeooo:rsid="00c5b899" officeooo:paragraph-rsid="01b37eca"/>
    </style:style>
    <style:style style:name="P38" style:family="paragraph" style:parent-style-name="Text_20_body">
      <style:text-properties fo:language="en" fo:country="GB" fo:font-weight="bold" officeooo:rsid="002ccf18" officeooo:paragraph-rsid="016aaded" style:font-weight-asian="bold" style:font-weight-complex="bold"/>
    </style:style>
    <style:style style:name="P39" style:family="paragraph" style:parent-style-name="Text_20_body">
      <style:text-properties fo:language="en" fo:country="GB" fo:font-weight="bold" officeooo:rsid="002ccf18" officeooo:paragraph-rsid="0197f7b4" style:font-weight-asian="bold" style:font-weight-complex="bold"/>
    </style:style>
    <style:style style:name="P40" style:family="paragraph" style:parent-style-name="Text_20_body">
      <style:text-properties fo:language="en" fo:country="GB" fo:font-weight="bold" officeooo:rsid="00c5b899" officeooo:paragraph-rsid="00c5b899" style:font-weight-asian="bold" style:font-weight-complex="bold"/>
    </style:style>
    <style:style style:name="P41" style:family="paragraph" style:parent-style-name="Text_20_body">
      <style:text-properties fo:language="en" fo:country="GB" officeooo:rsid="0037fe65" officeooo:paragraph-rsid="016f089d"/>
    </style:style>
    <style:style style:name="P42" style:family="paragraph" style:parent-style-name="Text_20_body">
      <style:text-properties fo:language="en" fo:country="GB" officeooo:rsid="0037fe65" officeooo:paragraph-rsid="0174e652"/>
    </style:style>
    <style:style style:name="P43" style:family="paragraph" style:parent-style-name="Text_20_body">
      <style:text-properties fo:language="en" fo:country="GB" officeooo:rsid="00be76b8" officeooo:paragraph-rsid="0171b6d2"/>
    </style:style>
    <style:style style:name="P44" style:family="paragraph" style:parent-style-name="Text_20_body">
      <style:text-properties fo:language="en" fo:country="GB" fo:font-weight="normal" officeooo:rsid="010f2116" officeooo:paragraph-rsid="0184572e" style:font-weight-asian="normal" style:font-weight-complex="normal"/>
    </style:style>
    <style:style style:name="P45" style:family="paragraph" style:parent-style-name="Text_20_body">
      <style:text-properties fo:language="en" fo:country="GB" fo:font-weight="normal" officeooo:rsid="010f2116" officeooo:paragraph-rsid="010f2116" style:font-weight-asian="normal" style:font-weight-complex="normal"/>
    </style:style>
    <style:style style:name="P46" style:family="paragraph" style:parent-style-name="Text_20_body">
      <style:text-properties fo:language="en" fo:country="GB" fo:font-weight="normal" officeooo:rsid="010f2116" officeooo:paragraph-rsid="01a7ed2b" style:font-weight-asian="normal" style:font-weight-complex="normal"/>
    </style:style>
    <style:style style:name="P47" style:family="paragraph" style:parent-style-name="Text_20_body">
      <style:text-properties fo:language="en" fo:country="GB" officeooo:rsid="009d7427" officeooo:paragraph-rsid="014eba38"/>
    </style:style>
    <style:style style:name="P48" style:family="paragraph" style:parent-style-name="Text_20_body"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153d9f9" officeooo:paragraph-rsid="01589af1" style:letter-kerning="true" style:font-size-asian="12pt" style:font-style-asian="normal" style:font-weight-asian="normal" style:font-size-complex="12pt" style:font-weight-complex="normal" style:text-emphasize="none"/>
    </style:style>
    <style:style style:name="P4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153d9f9" officeooo:paragraph-rsid="01afe48a" style:letter-kerning="true" style:font-size-asian="12pt" style:font-style-asian="normal" style:font-weight-asian="normal" style:font-size-complex="12pt" style:font-weight-complex="normal" style:text-emphasize="none"/>
    </style:style>
    <style:style style:name="P50" style:family="paragraph" style:parent-style-name="Text_20_body">
      <style:text-properties style:font-name="Liberation Serif" fo:font-size="12pt" fo:language="en" fo:country="GB" fo:font-weight="normal" officeooo:rsid="002409e4" officeooo:paragraph-rsid="0166015e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font-name="Liberation Serif" fo:font-size="12pt" fo:language="en" fo:country="GB" fo:font-weight="normal" officeooo:rsid="015c5f20" officeooo:paragraph-rsid="015c5f20" style:font-size-asian="12pt" style:font-weight-asian="normal" style:font-size-complex="12pt" style:font-weight-complex="normal"/>
    </style:style>
    <style:style style:name="P52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Liberation Serif" fo:font-size="12pt" fo:language="en" fo:country="GB" fo:font-weight="normal" officeooo:rsid="0166015e" officeooo:paragraph-rsid="0166015e" style:font-size-asian="12pt" style:font-weight-asian="normal" style:font-size-complex="12pt" style:font-weight-complex="normal"/>
    </style:style>
    <style:style style:name="P53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Liberation Serif" fo:font-size="12pt" fo:language="en" fo:country="GB" fo:font-weight="normal" officeooo:rsid="0166015e" officeooo:paragraph-rsid="018a2cbb" style:font-size-asian="12pt" style:font-weight-asian="normal" style:font-size-complex="12pt" style:font-weight-complex="normal"/>
    </style:style>
    <style:style style:name="P54" style:family="paragraph" style:parent-style-name="Text_20_body">
      <style:text-properties style:font-name="Liberation Serif" fo:font-size="12pt" fo:language="en" fo:country="GB" fo:font-weight="normal" officeooo:rsid="0120ab36" officeooo:paragraph-rsid="0184572e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Liberation Serif" fo:font-size="12pt" fo:language="en" fo:country="GB" fo:font-weight="normal" officeooo:rsid="010f2116" officeooo:paragraph-rsid="01a7ed2b" style:font-size-asian="12pt" style:font-weight-asian="normal" style:font-size-complex="12pt" style:font-weight-complex="normal"/>
    </style:style>
    <style:style style:name="P56" style:family="paragraph" style:parent-style-name="Text_20_body">
      <style:text-properties style:font-name="Liberation Serif" fo:font-size="12pt" fo:language="en" fo:country="GB" officeooo:paragraph-rsid="00524260" style:font-size-asian="12pt" style:font-size-complex="12pt"/>
    </style:style>
    <style:style style:name="P57" style:family="paragraph" style:parent-style-name="Text_20_body">
      <style:text-properties style:font-name="Liberation Serif" fo:font-size="12pt" fo:language="en" fo:country="GB" officeooo:rsid="00c5b899" officeooo:paragraph-rsid="015bda12" style:font-size-asian="12pt" style:font-size-complex="12pt"/>
    </style:style>
    <style:style style:name="P58" style:family="paragraph" style:parent-style-name="Text_20_body">
      <style:text-properties style:font-name="Liberation Serif" fo:font-size="12pt" fo:language="en" fo:country="GB" officeooo:paragraph-rsid="0171b6d2" style:font-size-asian="12pt" style:font-size-complex="12pt"/>
    </style:style>
    <style:style style:name="P59" style:family="paragraph" style:parent-style-name="Text_20_body">
      <style:text-properties style:font-name="Liberation Serif" fo:font-size="12pt" fo:language="en" fo:country="GB" officeooo:rsid="00be76b8" officeooo:paragraph-rsid="0171b6d2" style:font-size-asian="12pt" style:font-size-complex="12pt"/>
    </style:style>
    <style:style style:name="P60" style:family="paragraph" style:parent-style-name="Text_20_body">
      <style:text-properties style:font-name="Liberation Serif" fo:font-size="12pt" fo:language="en" fo:country="GB" officeooo:rsid="00b8ce17" officeooo:paragraph-rsid="0171b6d2" style:font-size-asian="12pt" style:font-size-complex="12pt"/>
    </style:style>
    <style:style style:name="P61" style:family="paragraph" style:parent-style-name="Text_20_body">
      <style:text-properties style:font-name="Liberation Serif" fo:font-size="12pt" fo:language="en" fo:country="GB" officeooo:rsid="00cd954c" officeooo:paragraph-rsid="00cd954c" style:font-size-asian="12pt" style:font-size-complex="12pt"/>
    </style:style>
    <style:style style:name="P62" style:family="paragraph" style:parent-style-name="Text_20_body">
      <style:text-properties style:font-name="Liberation Serif" fo:font-size="12pt" fo:language="en" fo:country="GB" officeooo:rsid="009f2f3b" officeooo:paragraph-rsid="00c56cf7" style:font-size-asian="12pt" style:font-size-complex="12pt"/>
    </style:style>
    <style:style style:name="P63" style:family="paragraph" style:parent-style-name="Text_20_body">
      <style:text-properties style:font-name="Liberation Serif" fo:font-size="12pt" fo:language="en" fo:country="GB" officeooo:paragraph-rsid="00c56cf7" style:font-size-asian="12pt" style:font-size-complex="12pt"/>
    </style:style>
    <style:style style:name="P64" style:family="paragraph" style:parent-style-name="Text_20_body">
      <style:text-properties style:font-name="Liberation Serif" fo:font-size="12pt" fo:language="en" fo:country="GB" officeooo:rsid="0091aeea" officeooo:paragraph-rsid="0171b6d2" style:font-size-asian="12pt" style:font-size-complex="12pt"/>
    </style:style>
    <style:style style:name="P65" style:family="paragraph" style:parent-style-name="Text_20_body">
      <style:text-properties style:font-name="Liberation Serif" fo:font-size="12pt" fo:language="en" fo:country="GB" officeooo:rsid="005d941b" style:font-size-asian="12pt" style:font-size-complex="12pt"/>
    </style:style>
    <style:style style:name="P66" style:family="paragraph" style:parent-style-name="Text_20_body">
      <style:text-properties style:font-name="Liberation Serif" fo:font-size="12pt" fo:language="en" fo:country="GB" officeooo:rsid="005d941b" officeooo:paragraph-rsid="0171b6d2" style:font-size-asian="12pt" style:font-size-complex="12pt"/>
    </style:style>
    <style:style style:name="P67" style:family="paragraph" style:parent-style-name="Text_20_body">
      <style:text-properties style:font-name="Liberation Serif" fo:font-size="12pt" fo:language="en" fo:country="GB" officeooo:rsid="006f2836" officeooo:paragraph-rsid="0171b6d2" style:font-size-asian="12pt" style:font-size-complex="12pt"/>
    </style:style>
    <style:style style:name="P68" style:family="paragraph" style:parent-style-name="Text_20_body">
      <style:text-properties style:font-name="Liberation Serif" fo:font-size="12pt" fo:language="en" fo:country="GB" officeooo:rsid="008f5fb9" officeooo:paragraph-rsid="00c56cf7" style:font-size-asian="12pt" style:font-size-complex="12pt"/>
    </style:style>
    <style:style style:name="P69" style:family="paragraph" style:parent-style-name="Text_20_body">
      <style:text-properties style:font-name="Liberation Serif" fo:font-size="12pt" fo:language="en" fo:country="GB" officeooo:paragraph-rsid="01871da6" style:font-size-asian="12pt" style:font-size-complex="12pt"/>
    </style:style>
    <style:style style:name="P70" style:family="paragraph" style:parent-style-name="Text_20_body">
      <style:text-properties style:font-name="Liberation Serif" fo:font-size="12pt" fo:language="en" fo:country="GB" officeooo:rsid="00a4810e" officeooo:paragraph-rsid="019b53fa" style:font-size-asian="12pt" style:font-size-complex="12pt"/>
    </style:style>
    <style:style style:name="P71" style:family="paragraph" style:parent-style-name="Text_20_body">
      <style:text-properties style:font-name="Liberation Serif" fo:font-size="12pt" fo:language="en" fo:country="GB" officeooo:rsid="00381bb7" officeooo:paragraph-rsid="014f3aa9" style:font-size-asian="12pt" style:font-size-complex="12pt"/>
    </style:style>
    <style:style style:name="P72" style:family="paragraph" style:parent-style-name="Text_20_body">
      <style:text-properties style:font-name="Liberation Serif" fo:font-size="12pt" fo:language="en" fo:country="GB" officeooo:rsid="009d7427" officeooo:paragraph-rsid="01999b45" style:font-size-asian="12pt" style:font-size-complex="12pt"/>
    </style:style>
    <style:style style:name="P73" style:family="paragraph" style:parent-style-name="Text_20_body">
      <style:text-properties style:font-name="Liberation Serif" fo:font-size="12pt" fo:language="en" fo:country="GB" officeooo:paragraph-rsid="01a1c070" style:font-size-asian="12pt" style:font-size-complex="12pt"/>
    </style:style>
    <style:style style:name="P74" style:family="paragraph" style:parent-style-name="Text_20_body">
      <style:text-properties style:font-name="Liberation Serif" fo:font-size="12pt" fo:language="en" fo:country="GB" officeooo:rsid="0037fe65" officeooo:paragraph-rsid="01a3bea5" style:font-size-asian="12pt" style:font-size-complex="12pt"/>
    </style:style>
    <style:style style:name="P75" style:family="paragraph" style:parent-style-name="Text_20_body">
      <style:text-properties style:font-name="Liberation Serif" fo:font-size="12pt" fo:language="en" fo:country="GB" officeooo:rsid="00b1ec33" officeooo:paragraph-rsid="01a5294e" style:font-size-asian="12pt" style:font-size-complex="12pt"/>
    </style:style>
    <style:style style:name="P76" style:family="paragraph" style:parent-style-name="Text_20_body">
      <style:text-properties style:font-name="Liberation Serif" fo:font-size="12pt" fo:language="en" fo:country="GB" officeooo:rsid="00b4811c" officeooo:paragraph-rsid="01a5294e" style:font-size-asian="12pt" style:font-size-complex="12pt"/>
    </style:style>
    <style:style style:name="P77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Liberation Serif" fo:font-size="12pt" fo:language="en" fo:country="GB" officeooo:rsid="00b4811c" officeooo:paragraph-rsid="01a5294e" style:font-size-asian="12pt" style:font-size-complex="12pt"/>
    </style:style>
    <style:style style:name="P78" style:family="paragraph" style:parent-style-name="Text_20_body">
      <style:text-properties style:font-name="Liberation Serif" fo:font-size="12pt" fo:language="en" fo:country="GB" officeooo:rsid="00f7fd67" officeooo:paragraph-rsid="00f7fd67" style:font-size-asian="12pt" style:font-size-complex="12pt"/>
    </style:style>
    <style:style style:name="P79" style:family="paragraph" style:parent-style-name="Text_20_body">
      <style:text-properties style:font-name="Liberation Serif" fo:font-size="12pt" fo:language="en" fo:country="GB" officeooo:rsid="00d63a81" officeooo:paragraph-rsid="01a547c4" style:font-size-asian="12pt" style:font-size-complex="12pt"/>
    </style:style>
    <style:style style:name="P80" style:family="paragraph" style:parent-style-name="Text_20_body">
      <style:text-properties style:font-name="Liberation Serif" fo:font-size="12pt" fo:language="en" fo:country="GB" officeooo:paragraph-rsid="01a5f661" style:font-size-asian="12pt" style:font-size-complex="12pt"/>
    </style:style>
    <style:style style:name="P81" style:family="paragraph" style:parent-style-name="Text_20_body">
      <style:text-properties style:font-name="Liberation Serif" fo:font-size="12pt" fo:language="en" fo:country="GB" officeooo:paragraph-rsid="01822094" style:font-size-asian="12pt" style:font-size-complex="12pt"/>
    </style:style>
    <style:style style:name="P82" style:family="paragraph" style:parent-style-name="Text_20_body">
      <style:text-properties style:font-name="Liberation Serif" fo:font-size="12pt" fo:language="en" fo:country="GB" style:text-underline-style="none" fo:font-weight="normal" officeooo:rsid="014c9d7b" officeooo:paragraph-rsid="014c9d7b" style:font-size-asian="12pt" style:font-weight-asian="normal" style:font-size-complex="12pt" style:font-weight-complex="normal"/>
    </style:style>
    <style:style style:name="P83" style:family="paragraph" style:parent-style-name="Text_20_body">
      <style:text-properties style:font-name="Liberation Serif" fo:font-size="12pt" fo:language="en" fo:country="GB" fo:font-weight="bold" officeooo:paragraph-rsid="0171b6d2" style:font-size-asian="12pt" style:font-weight-asian="bold" style:font-size-complex="12pt" style:font-weight-complex="bold"/>
    </style:style>
    <style:style style:name="P84" style:family="paragraph" style:parent-style-name="Text_20_body">
      <style:text-properties style:font-name="Liberation Serif" fo:font-size="12pt" fo:language="en" fo:country="GB" fo:font-weight="bold" officeooo:paragraph-rsid="00c56cf7" style:font-size-asian="12pt" style:font-weight-asian="bold" style:font-size-complex="12pt" style:font-weight-complex="bold"/>
    </style:style>
    <style:style style:name="P85" style:family="paragraph" style:parent-style-name="Text_20_body">
      <style:text-properties style:font-name="Liberation Serif" fo:font-size="12pt" fo:language="en" fo:country="GB" fo:font-weight="bold" officeooo:rsid="005d941b" officeooo:paragraph-rsid="0171b6d2" style:font-size-asian="12pt" style:font-weight-asian="bold" style:font-size-complex="12pt" style:font-weight-complex="bold"/>
    </style:style>
    <style:style style:name="P86" style:family="paragraph" style:parent-style-name="Text_20_body">
      <style:text-properties style:font-name="Liberation Serif" fo:font-size="12pt" fo:language="en" fo:country="GB" fo:font-weight="bold" officeooo:rsid="008f5fb9" officeooo:paragraph-rsid="00c56cf7" style:font-size-asian="12pt" style:font-weight-asian="bold" style:font-size-complex="12pt" style:font-weight-complex="bold"/>
    </style:style>
    <style:style style:name="P87" style:family="paragraph" style:parent-style-name="Text_20_body">
      <style:text-properties style:font-name="Liberation Serif" fo:font-size="12pt" officeooo:paragraph-rsid="0160e5bf" style:font-size-asian="12pt" style:font-size-complex="12pt"/>
    </style:style>
    <style:style style:name="P88" style:family="paragraph" style:parent-style-name="Text_20_body">
      <style:text-properties style:font-name="Liberation Serif" fo:font-size="12pt" officeooo:rsid="014d258e" officeooo:paragraph-rsid="014d258e" style:font-size-asian="12pt" style:font-size-complex="12pt"/>
    </style:style>
    <style:style style:name="P89" style:family="paragraph" style:parent-style-name="Text_20_body">
      <style:text-properties style:font-name="Liberation Serif" fo:font-size="12pt" officeooo:rsid="005d941b" officeooo:paragraph-rsid="00c56cf7" style:font-size-asian="12pt" style:font-size-complex="12pt"/>
    </style:style>
    <style:style style:name="P90" style:family="paragraph" style:parent-style-name="Text_20_body">
      <style:text-properties style:font-name="Liberation Serif" fo:font-size="12pt" officeooo:rsid="006f2836" officeooo:paragraph-rsid="0171b6d2" style:font-size-asian="12pt" style:font-size-complex="12pt"/>
    </style:style>
    <style:style style:name="P91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2" style:family="paragraph" style:parent-style-name="Text_20_body">
      <style:text-properties officeooo:paragraph-rsid="018ea652"/>
    </style:style>
    <style:style style:name="P93" style:family="paragraph" style:parent-style-name="Text_20_body">
      <style:text-properties officeooo:paragraph-rsid="0174e652"/>
    </style:style>
    <style:style style:name="P94" style:family="paragraph" style:parent-style-name="Text_20_body">
      <style:text-properties officeooo:paragraph-rsid="0171b6d2"/>
    </style:style>
    <style:style style:name="P95" style:family="paragraph" style:parent-style-name="Text_20_body">
      <style:text-properties officeooo:paragraph-rsid="01b4d813"/>
    </style:style>
    <style:style style:name="P96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82e03d"/>
    </style:style>
    <style:style style:name="P97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8dc8fe"/>
    </style:style>
    <style:style style:name="P98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91e03c"/>
    </style:style>
    <style:style style:name="P99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94365b"/>
    </style:style>
    <style:style style:name="P100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999b45"/>
    </style:style>
    <style:style style:name="P101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a3bea5"/>
    </style:style>
    <style:style style:name="P102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a426ce"/>
    </style:style>
    <style:style style:name="P103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a547c4"/>
    </style:style>
    <style:style style:name="P104" style:family="paragraph" style:parent-style-name="Contents_20_2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iberation Serif" fo:font-size="12pt" fo:language="en" fo:country="GB" style:text-underline-style="none" fo:font-weight="normal" officeooo:rsid="002ccf18" officeooo:paragraph-rsid="0194365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left="0in" fo:margin-right="0in" fo:margin-top="0in" fo:margin-bottom="0.2709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222222" style:font-name="Liberation Serif" fo:font-size="12pt" fo:letter-spacing="normal" fo:language="en" fo:country="GB" fo:font-style="normal" fo:font-weight="normal" officeooo:rsid="003b1858" officeooo:paragraph-rsid="01a5f661" style:font-size-asian="12pt" style:font-size-complex="12pt"/>
    </style:style>
    <style:style style:name="P106" style:family="paragraph" style:parent-style-name="Heading_20_2">
      <style:text-properties fo:language="en" fo:country="GB" fo:font-weight="normal" officeooo:rsid="0182e03d" officeooo:paragraph-rsid="0182e03d" style:font-weight-asian="normal" style:font-weight-complex="normal"/>
    </style:style>
    <style:style style:name="P107" style:family="paragraph" style:parent-style-name="Heading_20_2">
      <style:text-properties style:font-name="Liberation Serif" fo:font-size="12pt" fo:language="en" fo:country="GB" fo:font-weight="bold" officeooo:rsid="001bffb0" officeooo:paragraph-rsid="001bffb0" style:font-size-asian="12pt" style:font-weight-asian="bold" style:font-size-complex="12pt" style:font-weight-complex="bold"/>
    </style:style>
    <style:style style:name="P108" style:family="paragraph" style:parent-style-name="Heading_20_2">
      <style:text-properties style:font-name="Liberation Serif" fo:font-size="12pt" fo:language="en" fo:country="GB" fo:font-weight="bold" officeooo:rsid="002ccf18" officeooo:paragraph-rsid="002ccf18" style:font-size-asian="12pt" style:font-weight-asian="bold" style:font-size-complex="12pt" style:font-weight-complex="bold"/>
    </style:style>
    <style:style style:name="P109" style:family="paragraph" style:parent-style-name="Heading_20_2">
      <style:text-properties style:font-name="Liberation Serif" fo:font-size="12pt" fo:language="en" fo:country="GB" fo:font-weight="bold" officeooo:rsid="00324ead" officeooo:paragraph-rsid="00324ead" style:font-size-asian="12pt" style:font-weight-asian="bold" style:font-size-complex="12pt" style:font-weight-complex="bold"/>
    </style:style>
    <style:style style:name="P110" style:family="paragraph" style:parent-style-name="Heading_20_2">
      <style:text-properties style:font-name="Liberation Serif" fo:font-size="12pt" fo:language="en" fo:country="GB" style:font-size-asian="12pt" style:font-size-complex="12pt"/>
    </style:style>
    <style:style style:name="P111" style:family="paragraph" style:parent-style-name="Heading_20_2">
      <style:text-properties style:font-name="Liberation Serif" fo:font-size="12pt" fo:language="en" fo:country="GB" officeooo:rsid="001bffb0" officeooo:paragraph-rsid="001bffb0" style:font-size-asian="12pt" style:font-size-complex="12pt"/>
    </style:style>
    <style:style style:name="P112" style:family="paragraph" style:parent-style-name="Heading_20_2">
      <style:text-properties style:font-name="Liberation Serif" fo:font-size="12pt" fo:language="en" fo:country="GB" officeooo:rsid="0037fe65" officeooo:paragraph-rsid="0140dd33" style:font-size-asian="12pt" style:font-size-complex="12pt"/>
    </style:style>
    <style:style style:name="P113" style:family="paragraph" style:parent-style-name="Heading_20_2">
      <style:text-properties style:font-name="Liberation Serif" fo:font-size="12pt" fo:language="en" fo:country="GB" officeooo:paragraph-rsid="0171b6d2" style:font-size-asian="12pt" style:font-size-complex="12pt"/>
    </style:style>
    <style:style style:name="P114" style:family="paragraph" style:parent-style-name="Heading_20_2">
      <style:text-properties style:font-name="Liberation Serif" fo:font-size="12pt" fo:language="en" fo:country="GB" officeooo:paragraph-rsid="00c56cf7" style:font-size-asian="12pt" style:font-size-complex="12pt"/>
    </style:style>
    <style:style style:name="P115" style:family="paragraph" style:parent-style-name="Heading_20_2">
      <style:text-properties style:font-name="Liberation Serif" fo:font-size="12pt" fo:language="en" fo:country="GB" officeooo:paragraph-rsid="0173bbe2" style:font-size-asian="12pt" style:font-size-complex="12pt"/>
    </style:style>
    <style:style style:name="P116" style:family="paragraph" style:parent-style-name="Heading_20_2">
      <style:text-properties style:font-name="Liberation Serif" fo:font-size="12pt" fo:language="en" fo:country="GB" officeooo:paragraph-rsid="0177e219" style:font-size-asian="12pt" style:font-size-complex="12pt"/>
    </style:style>
    <style:style style:name="P117" style:family="paragraph" style:parent-style-name="Heading_20_2">
      <style:text-properties style:font-name="Liberation Serif" fo:font-size="12pt" fo:language="en" fo:country="GB" officeooo:rsid="00381bb7" officeooo:paragraph-rsid="00381bb7" style:font-size-asian="12pt" style:font-size-complex="12pt"/>
    </style:style>
    <style:style style:name="P118" style:family="paragraph" style:parent-style-name="Heading_20_2">
      <style:text-properties style:font-name="Liberation Serif" fo:font-size="12pt" fo:language="en" fo:country="GB" officeooo:paragraph-rsid="00356790" style:font-size-asian="12pt" style:font-size-complex="12pt"/>
    </style:style>
    <style:style style:name="P119" style:family="paragraph" style:parent-style-name="Heading_20_2">
      <style:text-properties style:font-name="Liberation Serif" fo:font-size="12pt" fo:language="en" fo:country="GB" officeooo:paragraph-rsid="01a5294e" style:font-size-asian="12pt" style:font-size-complex="12pt"/>
    </style:style>
    <style:style style:name="P120" style:family="paragraph" style:parent-style-name="Heading_20_2">
      <style:text-properties style:font-name="Liberation Serif" fo:font-size="12pt" fo:language="en" fo:country="GB" officeooo:rsid="01a5f661" officeooo:paragraph-rsid="01a5f661" style:font-size-asian="12pt" style:font-size-complex="12pt"/>
    </style:style>
    <style:style style:name="P121" style:family="paragraph" style:parent-style-name="Heading_20_2">
      <style:text-properties style:font-name="Liberation Serif" fo:font-size="12pt" fo:language="en" fo:country="GB" officeooo:rsid="01a7ed2b" officeooo:paragraph-rsid="01a7ed2b" style:font-size-asian="12pt" style:font-size-complex="12pt"/>
    </style:style>
    <style:style style:name="P122" style:family="paragraph" style:parent-style-name="Heading_20_2">
      <style:text-properties officeooo:paragraph-rsid="0126c528"/>
    </style:style>
    <style:style style:name="P1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a547c4"/>
    </style:style>
    <style:style style:name="P12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999b45"/>
    </style:style>
    <style:style style:name="P12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Liberation Serif" fo:font-size="12pt" fo:language="en" fo:country="GB" style:text-underline-style="none" fo:font-weight="normal" officeooo:rsid="002ccf18" officeooo:paragraph-rsid="0194365b" style:font-size-asian="12pt" style:font-weight-asian="normal" style:font-size-complex="12pt" style:font-weight-complex="normal"/>
    </style:style>
    <style:style style:name="P12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Liberation Serif" fo:font-size="12pt" fo:language="en" fo:country="GB" officeooo:rsid="00292103" officeooo:paragraph-rsid="0191e03c" style:font-size-asian="12pt" style:font-size-complex="12pt"/>
    </style:style>
    <style:style style:name="P12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82e03d"/>
    </style:style>
    <style:style style:name="P13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871da6"/>
    </style:style>
    <style:style style:name="P13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94365b"/>
    </style:style>
    <style:style style:name="P13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999b45"/>
    </style:style>
    <style:style style:name="P13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a426ce"/>
    </style:style>
    <style:style style:name="P13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1aebf09"/>
    </style:style>
    <style:style style:name="P13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Liberation Serif" fo:font-size="12pt" fo:language="en" fo:country="GB" style:text-underline-style="none" fo:font-weight="normal" officeooo:rsid="009bd0b8" officeooo:paragraph-rsid="0194365b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margin-top="0in" fo:margin-bottom="0in" loext:contextual-spacing="false"/>
      <style:text-properties style:font-name="Liberation Serif" fo:font-size="12pt" fo:language="en" fo:country="GB" officeooo:rsid="00a054fb" officeooo:paragraph-rsid="01a5f661" style:font-size-asian="12pt" style:font-size-complex="12pt"/>
    </style:style>
    <style:style style:name="P137" style:family="paragraph" style:parent-style-name="Text_20_body">
      <style:paragraph-properties fo:margin-top="0in" fo:margin-bottom="0in" loext:contextual-spacing="false"/>
      <style:text-properties style:font-name="Liberation Serif" fo:font-size="12pt" fo:language="en" fo:country="GB" fo:font-weight="bold" officeooo:rsid="017c8979" officeooo:paragraph-rsid="01a5f661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margin-top="0in" fo:margin-bottom="0in" loext:contextual-spacing="false"/>
      <style:text-properties fo:font-variant="normal" fo:text-transform="none" fo:color="#222222" style:font-name="Open Sans" fo:font-size="10.5pt" fo:letter-spacing="normal" fo:language="en" fo:country="GB" fo:font-style="normal" fo:font-weight="normal" officeooo:rsid="00a054fb" officeooo:paragraph-rsid="01a5f661" style:font-size-asian="12pt" style:font-size-complex="12pt"/>
    </style:style>
    <style:style style:name="P1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0" style:family="paragraph" style:parent-style-name="Table_20_Contents">
      <style:text-properties style:font-name="Liberation Serif" fo:font-size="12pt" fo:language="en" fo:country="GB" fo:font-weight="bold" officeooo:paragraph-rsid="0174e652" style:font-size-asian="12pt" style:font-weight-asian="bold" style:font-size-complex="12pt" style:font-weight-complex="bold"/>
    </style:style>
    <style:style style:name="P141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Standard" style:list-style-name="L2">
      <style:text-properties style:font-name="Liberation Serif" fo:font-size="12pt" fo:language="en" fo:country="GB" style:text-underline-style="none" fo:font-weight="normal" officeooo:rsid="002ccf18" officeooo:paragraph-rsid="0194365b" style:font-size-asian="12pt" style:font-weight-asian="normal" style:font-size-complex="12pt" style:font-weight-complex="normal"/>
    </style:style>
    <style:style style:name="P143" style:family="paragraph" style:parent-style-name="Standard" style:list-style-name="L2">
      <style:text-properties style:font-name="Liberation Serif" fo:font-size="12pt" fo:language="en" fo:country="GB" style:text-underline-style="none" fo:font-weight="normal" officeooo:rsid="002ccf18" officeooo:paragraph-rsid="016ed034" style:font-size-asian="12pt" style:font-weight-asian="normal" style:font-size-complex="12pt" style:font-weight-complex="normal"/>
    </style:style>
    <style:style style:name="P144" style:family="paragraph" style:parent-style-name="Standard" style:list-style-name="L2">
      <style:text-properties style:font-name="Liberation Serif" fo:font-size="12pt" fo:language="en" fo:country="GB" style:text-underline-style="none" fo:font-weight="normal" officeooo:rsid="014d7216" officeooo:paragraph-rsid="0194365b" style:font-size-asian="12pt" style:font-weight-asian="normal" style:font-size-complex="12pt" style:font-weight-complex="normal"/>
    </style:style>
    <style:style style:name="P145" style:family="paragraph" style:parent-style-name="Standard" style:list-style-name="L2">
      <style:text-properties style:font-name="Liberation Serif" fo:font-size="12pt" fo:language="en" fo:country="GB" style:text-underline-style="none" fo:font-weight="normal" officeooo:rsid="014d7216" officeooo:paragraph-rsid="016ed034" style:font-size-asian="12pt" style:font-weight-asian="normal" style:font-size-complex="12pt" style:font-weight-complex="normal"/>
    </style:style>
    <style:style style:name="P146" style:family="paragraph" style:parent-style-name="Standard" style:list-style-name="L2">
      <style:text-properties style:font-name="Liberation Serif" fo:font-size="12pt" fo:language="en" fo:country="GB" style:text-underline-style="none" fo:font-weight="normal" officeooo:rsid="009bd0b8" officeooo:paragraph-rsid="016ed034" style:font-size-asian="12pt" style:font-weight-asian="normal" style:font-size-complex="12pt" style:font-weight-complex="normal"/>
    </style:style>
    <style:style style:name="P147" style:family="paragraph" style:parent-style-name="Standard" style:list-style-name="L2">
      <style:text-properties style:font-name="Liberation Serif" fo:font-size="12pt" fo:language="en" fo:country="GB" style:text-underline-style="none" fo:font-weight="normal" officeooo:rsid="01939be4" officeooo:paragraph-rsid="01939be4" style:font-size-asian="12pt" style:font-weight-asian="normal" style:font-size-complex="12pt" style:font-weight-complex="normal"/>
    </style:style>
    <style:style style:name="P148" style:family="paragraph" style:parent-style-name="Text_20_body" style:list-style-name="L1">
      <style:text-properties style:font-name="Liberation Serif" fo:font-size="12pt" officeooo:paragraph-rsid="01999b45" style:font-size-asian="12pt" style:font-size-complex="12pt"/>
    </style:style>
    <style:style style:name="P149" style:family="paragraph" style:parent-style-name="Text_20_body" style:list-style-name="L1">
      <style:text-properties style:font-name="Liberation Serif" fo:font-size="12pt" officeooo:paragraph-rsid="016c5af7" style:font-size-asian="12pt" style:font-size-complex="12pt"/>
    </style:style>
    <style:style style:name="P150" style:family="paragraph" style:parent-style-name="Text_20_body" style:list-style-name="L1">
      <style:text-properties style:font-name="Liberation Serif" fo:font-size="12pt" fo:language="en" fo:country="GB" officeooo:rsid="00b6d379" officeooo:paragraph-rsid="016c5af7" style:font-size-asian="12pt" style:font-size-complex="12pt"/>
    </style:style>
    <style:style style:name="P151" style:family="paragraph" style:parent-style-name="Text_20_body" style:list-style-name="L1">
      <style:text-properties style:font-name="Liberation Serif" fo:font-size="12pt" fo:language="en" fo:country="GB" officeooo:rsid="0194365b" officeooo:paragraph-rsid="0194365b" style:font-size-asian="12pt" style:font-size-complex="12pt"/>
    </style:style>
    <style:style style:name="P152" style:family="paragraph" style:parent-style-name="Text_20_body">
      <style:text-properties fo:language="en" fo:country="GB" officeooo:rsid="00c5b899" officeooo:paragraph-rsid="00c5b899"/>
    </style:style>
    <style:style style:name="P15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language="en" fo:country="GB" fo:font-style="normal" fo:font-weight="normal" style:font-size-asian="12pt" style:font-weight-asian="normal" style:font-size-complex="12pt" style:font-weight-complex="normal"/>
    </style:style>
    <style:style style:name="P154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fo:language="en" fo:country="GB" officeooo:rsid="017c8979" officeooo:paragraph-rsid="01a5f661" style:font-size-asian="12pt" style:font-size-complex="12pt"/>
    </style:style>
    <style:style style:name="P155" style:family="paragraph" style:parent-style-name="Heading_20_2">
      <style:text-properties style:font-name="Liberation Serif" fo:font-size="12pt" style:font-size-asian="12pt" style:font-size-complex="12pt"/>
    </style:style>
    <style:style style:name="P156" style:family="paragraph" style:parent-style-name="Heading_20_3">
      <style:text-properties style:font-name="Liberation Serif" fo:font-size="12pt" style:font-size-asian="12pt" style:font-size-complex="12pt"/>
    </style:style>
    <style:style style:name="P157" style:family="paragraph" style:parent-style-name="Heading_20_3">
      <style:text-properties style:font-name="Liberation Serif" fo:font-size="12pt" officeooo:paragraph-rsid="01a5f661" style:font-size-asian="12pt" style:font-size-complex="12pt"/>
    </style:style>
    <style:style style:name="P158" style:family="paragraph" style:parent-style-name="Heading_20_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9" style:family="paragraph" style:parent-style-name="Heading_20_3">
      <style:text-properties officeooo:paragraph-rsid="01a426ce"/>
    </style:style>
    <style:style style:name="P160" style:family="paragraph" style:parent-style-name="Heading_20_3">
      <style:text-properties fo:color="#000000" style:font-name="Liberation Serif" fo:font-size="12pt" fo:font-weight="bold" officeooo:paragraph-rsid="0174e652" style:font-size-asian="12pt" style:font-weight-asian="bold" style:font-size-complex="12pt" style:font-weight-complex="bold"/>
    </style:style>
    <style:style style:name="P161" style:family="paragraph" style:parent-style-name="Heading_20_3">
      <style:text-properties fo:language="en" fo:country="GB"/>
    </style:style>
    <style:style style:name="P162" style:family="paragraph" style:parent-style-name="Heading_20_3">
      <style:text-properties fo:language="en" fo:country="GB" officeooo:paragraph-rsid="00f82776"/>
    </style:style>
    <style:style style:name="P163" style:family="paragraph" style:parent-style-name="Heading_20_3">
      <style:text-properties fo:language="en" fo:country="GB" officeooo:paragraph-rsid="01b37eca"/>
    </style:style>
    <style:style style:name="P164" style:family="paragraph" style:parent-style-name="Heading_20_3">
      <style:text-properties fo:font-variant="normal" fo:text-transform="none" fo:color="#24292e" style:font-name="Times New Roman" fo:font-size="12pt" fo:letter-spacing="normal" fo:language="en" fo:country="GB" fo:font-style="normal" fo:font-weight="normal" officeooo:rsid="00f82776" officeooo:paragraph-rsid="00f82776" style:font-size-asian="12pt" style:font-weight-asian="normal" style:font-size-complex="12pt" style:font-weight-complex="normal"/>
    </style:style>
    <style:style style:name="P165" style:family="paragraph" style:parent-style-name="Heading_20_4">
      <style:text-properties style:font-name="Liberation Serif" fo:font-size="12pt" fo:language="en" fo:country="GB" officeooo:rsid="005d941b" style:font-size-asian="12pt" style:font-size-complex="12pt"/>
    </style:style>
    <style:style style:name="P166" style:family="paragraph" style:parent-style-name="Heading_20_4">
      <style:text-properties fo:font-variant="normal" fo:text-transform="none" fo:color="#111111" style:font-name="Open Sans" fo:font-size="15pt" fo:letter-spacing="normal" fo:font-style="normal" fo:font-weight="bold" officeooo:paragraph-rsid="01a5f661" style:font-size-asian="12pt" style:font-size-complex="12pt"/>
    </style:style>
    <style:style style:name="P167" style:family="paragraph" style:parent-style-name="Heading_20_1">
      <style:text-properties style:font-name="Liberation Serif" fo:font-size="12pt" style:font-size-asian="12pt" style:font-size-complex="12pt"/>
    </style:style>
    <style:style style:name="P16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paragraph-rsid="01a547c4" style:text-blinking="false" fo:background-color="transparent" style:font-size-asian="12pt" style:font-weight-asian="bold" style:font-size-complex="12pt" style:font-weight-complex="bold"/>
    </style:style>
    <style:style style:name="P16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font-weight="bold" officeooo:paragraph-rsid="0182e03d" style:font-weight-asian="bold" style:font-weight-complex="bold"/>
    </style:style>
    <style:style style:name="P17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Liberation Serif" fo:font-size="12pt" officeooo:rsid="014d7216" officeooo:paragraph-rsid="01999b45" style:font-size-asian="12pt" style:font-size-complex="12pt"/>
    </style:style>
    <style:style style:name="T1" style:family="text">
      <style:text-properties officeooo:rsid="001d5e07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df60f"/>
    </style:style>
    <style:style style:name="T4" style:family="text">
      <style:text-properties style:font-name="Times New Roman" officeooo:rsid="001f76e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420ae" style:font-weight-asian="normal" style:font-weight-complex="normal"/>
    </style:style>
    <style:style style:name="T7" style:family="text">
      <style:text-properties fo:font-weight="normal" officeooo:rsid="00c9a6f1" style:font-weight-asian="normal" style:font-weight-complex="normal"/>
    </style:style>
    <style:style style:name="T8" style:family="text">
      <style:text-properties fo:font-weight="normal" officeooo:rsid="00ee311f" style:font-weight-asian="normal" style:font-weight-complex="normal"/>
    </style:style>
    <style:style style:name="T9" style:family="text">
      <style:text-properties fo:font-weight="normal" officeooo:rsid="01011378" style:font-weight-asian="normal" style:font-weight-complex="normal"/>
    </style:style>
    <style:style style:name="T10" style:family="text">
      <style:text-properties fo:font-weight="normal" officeooo:rsid="01030993" style:font-weight-asian="normal" style:font-weight-complex="normal"/>
    </style:style>
    <style:style style:name="T11" style:family="text">
      <style:text-properties fo:font-weight="normal" officeooo:rsid="01254252" style:font-weight-asian="normal" style:font-weight-complex="normal"/>
    </style:style>
    <style:style style:name="T12" style:family="text">
      <style:text-properties fo:font-weight="normal" officeooo:rsid="016ed034" style:font-weight-asian="normal" style:font-weight-complex="normal"/>
    </style:style>
    <style:style style:name="T13" style:family="text">
      <style:text-properties fo:font-weight="normal" officeooo:rsid="00bd60d7" style:font-weight-asian="normal" style:font-weight-complex="normal"/>
    </style:style>
    <style:style style:name="T14" style:family="text">
      <style:text-properties fo:font-weight="normal" officeooo:rsid="0081846b" style:font-weight-asian="normal" style:font-weight-complex="normal"/>
    </style:style>
    <style:style style:name="T15" style:family="text">
      <style:text-properties fo:font-weight="normal" officeooo:rsid="008b405f" style:font-weight-asian="normal" style:font-weight-complex="normal"/>
    </style:style>
    <style:style style:name="T16" style:family="text">
      <style:text-properties fo:font-weight="normal" officeooo:rsid="015c17e5" style:font-weight-asian="normal" style:font-weight-complex="normal"/>
    </style:style>
    <style:style style:name="T17" style:family="text">
      <style:text-properties fo:font-weight="normal" officeooo:rsid="0181c92c" style:font-weight-asian="normal" style:font-weight-complex="normal"/>
    </style:style>
    <style:style style:name="T18" style:family="text">
      <style:text-properties fo:font-weight="normal" officeooo:rsid="01871da6" style:font-weight-asian="normal" style:font-weight-complex="normal"/>
    </style:style>
    <style:style style:name="T19" style:family="text">
      <style:text-properties fo:font-weight="normal" officeooo:rsid="018c0242" style:font-weight-asian="normal" style:font-weight-complex="normal"/>
    </style:style>
    <style:style style:name="T20" style:family="text">
      <style:text-properties fo:font-weight="normal" officeooo:rsid="019634d4" style:font-weight-asian="normal" style:font-weight-complex="normal"/>
    </style:style>
    <style:style style:name="T21" style:family="text">
      <style:text-properties fo:font-weight="normal" officeooo:rsid="0070c2cb" style:font-weight-asian="normal" style:font-weight-complex="normal"/>
    </style:style>
    <style:style style:name="T22" style:family="text">
      <style:text-properties fo:font-weight="normal" officeooo:rsid="0126ae2d" style:font-weight-asian="normal" style:font-weight-complex="normal"/>
    </style:style>
    <style:style style:name="T23" style:family="text">
      <style:text-properties fo:font-weight="normal" officeooo:rsid="017d7574" style:font-weight-asian="normal" style:font-weight-complex="normal"/>
    </style:style>
    <style:style style:name="T24" style:family="text">
      <style:text-properties fo:font-weight="normal" officeooo:rsid="00c5b899" style:font-weight-asian="normal" style:font-weight-complex="normal"/>
    </style:style>
    <style:style style:name="T25" style:family="text">
      <style:text-properties fo:font-weight="normal" officeooo:rsid="0053be95" style:font-weight-asian="normal" style:font-weight-complex="normal"/>
    </style:style>
    <style:style style:name="T26" style:family="text">
      <style:text-properties fo:font-weight="normal" officeooo:rsid="003b1858" style:font-weight-asian="normal" style:font-weight-complex="normal"/>
    </style:style>
    <style:style style:name="T27" style:family="text">
      <style:text-properties fo:font-weight="normal" officeooo:rsid="0185e3c3" fo:background-color="#ffe994" loext:char-shading-value="0" style:font-weight-asian="normal" style:font-weight-complex="normal"/>
    </style:style>
    <style:style style:name="T28" style:family="text">
      <style:text-properties fo:font-weight="normal" officeooo:rsid="01011378" fo:background-color="#ffe994" loext:char-shading-value="0" style:font-weight-asian="normal" style:font-weight-complex="normal"/>
    </style:style>
    <style:style style:name="T29" style:family="text">
      <style:text-properties fo:font-weight="normal" officeooo:rsid="01030993" fo:background-color="#ffe994" loext:char-shading-value="0" style:font-weight-asian="normal" style:font-weight-complex="normal"/>
    </style:style>
    <style:style style:name="T30" style:family="text">
      <style:text-properties fo:font-weight="normal" officeooo:rsid="010740d9" fo:background-color="#ffe994" loext:char-shading-value="0" style:font-weight-asian="normal" style:font-weight-complex="normal"/>
    </style:style>
    <style:style style:name="T31" style:family="text">
      <style:text-properties fo:font-weight="normal" officeooo:rsid="016ed034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c5b899" fo:background-color="transparent" loext:char-shading-value="0" style:font-weight-asian="normal" style:font-weight-complex="normal"/>
    </style:style>
    <style:style style:name="T33" style:family="text">
      <style:text-properties fo:font-weight="normal" officeooo:rsid="01a1c070" fo:background-color="transparent" loext:char-shading-value="0" style:font-weight-asian="normal" style:font-weight-complex="normal"/>
    </style:style>
    <style:style style:name="T34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GB" fo:font-weight="normal" officeooo:rsid="0020fea7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GB" fo:font-weight="normal" officeooo:rsid="0070b0f0" style:font-size-asian="12pt" style:font-weight-asian="normal" style:font-size-complex="12pt" style:font-weight-complex="normal"/>
    </style:style>
    <style:style style:name="T37" style:family="text">
      <style:text-properties officeooo:rsid="005d1f59"/>
    </style:style>
    <style:style style:name="T38" style:family="text">
      <style:text-properties officeooo:rsid="006517cb"/>
    </style:style>
    <style:style style:name="T39" style:family="text">
      <style:text-properties officeooo:rsid="006c8e76"/>
    </style:style>
    <style:style style:name="T40" style:family="text">
      <style:text-properties officeooo:rsid="006f2836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9d7427"/>
    </style:style>
    <style:style style:name="T43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edd933" style:letter-kerning="true" style:font-style-asian="normal" style:font-weight-asian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ee311f" style:letter-kerning="true" style:font-style-asian="normal" style:font-weight-asian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adfa9f" style:letter-kerning="true" style:font-style-asian="normal" style:font-weight-asian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c9a6f1" style:letter-kerning="true" style:font-style-asian="normal" style:font-weight-asian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ca42e7" style:letter-kerning="true" style:font-style-asian="normal" style:font-weight-asian="normal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53d9f9" style:letter-kerning="true" style:font-style-asian="normal" style:font-weight-asian="normal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81202d" style:letter-kerning="true" style:font-style-asian="normal" style:font-weight-asian="normal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adfa9f" style:letter-kerning="true" fo:background-color="transparent" loext:char-shading-value="0" style:font-style-asian="normal" style:font-weight-asian="normal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1bffb0" style:letter-kerning="true" fo:background-color="transparent" loext:char-shading-value="0" style:font-style-asian="normal" style:font-weight-asian="normal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254252" style:letter-kerning="true" fo:background-color="transparent" loext:char-shading-value="0" style:font-style-asian="normal" style:font-weight-asian="normal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edd933" style:letter-kerning="true" fo:background-color="transparent" loext:char-shading-value="0" style:font-style-asian="normal" style:font-weight-asian="normal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0740d9" style:letter-kerning="true" fo:background-color="transparent" loext:char-shading-value="0" style:font-style-asian="normal" style:font-weight-asian="normal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adfa9f" style:letter-kerning="true" fo:background-color="#ffe994" loext:char-shading-value="0" style:font-style-asian="normal" style:font-weight-asian="normal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ec065c" style:letter-kerning="true" fo:background-color="#ffe994" loext:char-shading-value="0" style:font-style-asian="normal" style:font-weight-asian="normal" style:font-weight-complex="normal" style:text-emphasize="none"/>
    </style:style>
    <style:style style:name="T5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81202d" style:letter-kerning="true" fo:background-color="#ffe994" loext:char-shading-value="0" style:font-style-asian="normal" style:font-weight-asian="normal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53d9f9" style:letter-kerning="true" fo:background-color="#ffe994" loext:char-shading-value="0" style:font-style-asian="normal" style:font-weight-asian="normal" style:font-weight-complex="normal" style:text-emphasize="none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0edd933" style:letter-kerning="true" style:font-size-asian="12pt" style:font-style-asian="normal" style:font-weight-asian="normal" style:font-size-complex="12pt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0ee311f" style:letter-kerning="true" style:font-size-asian="12pt" style:font-style-asian="normal" style:font-weight-asian="normal" style:font-size-complex="12pt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0adfa9f" style:letter-kerning="true" style:font-size-asian="12pt" style:font-style-asian="normal" style:font-weight-asian="normal" style:font-size-complex="12pt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0adfa9f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0ec065c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4" style:family="text">
      <style:text-properties officeooo:rsid="00b0359c"/>
    </style:style>
    <style:style style:name="T65" style:family="text">
      <style:text-properties officeooo:rsid="00b7775d"/>
    </style:style>
    <style:style style:name="T66" style:family="text">
      <style:text-properties officeooo:rsid="00b96edd"/>
    </style:style>
    <style:style style:name="T67" style:family="text">
      <style:text-properties fo:font-variant="normal" fo:text-transform="none" fo:color="#111111" style:font-name="Liberation Serif" fo:font-size="12pt" fo:letter-spacing="normal" fo:language="en" fo:country="GB" fo:font-style="normal" fo:font-weight="bold" style:font-size-asian="12pt" style:font-size-complex="12pt"/>
    </style:style>
    <style:style style:name="T68" style:family="text">
      <style:text-properties fo:font-variant="normal" fo:text-transform="none" fo:color="#111111" style:font-name="Liberation Serif" fo:font-size="12pt" fo:letter-spacing="normal" fo:language="en" fo:country="GB" fo:font-style="normal" fo:font-weight="normal" style:font-size-asian="12pt" style:font-size-complex="12pt"/>
    </style:style>
    <style:style style:name="T69" style:family="text">
      <style:text-properties fo:font-variant="normal" fo:text-transform="none" fo:color="#111111" fo:letter-spacing="normal" fo:font-style="normal"/>
    </style:style>
    <style:style style:name="T70" style:family="text">
      <style:text-properties fo:font-variant="normal" fo:text-transform="none" fo:color="#111111" fo:letter-spacing="normal" fo:font-style="normal" fo:font-weight="normal" officeooo:rsid="00cb3b1f" style:font-weight-asian="normal" style:font-weight-complex="normal"/>
    </style:style>
    <style:style style:name="T71" style:family="text">
      <style:text-properties fo:font-variant="normal" fo:text-transform="none" fo:color="#111111" fo:letter-spacing="normal" fo:font-style="normal" fo:font-weight="normal" officeooo:rsid="01254252" style:font-weight-asian="normal" style:font-weight-complex="normal"/>
    </style:style>
    <style:style style:name="T72" style:family="text">
      <style:text-properties fo:font-variant="normal" fo:text-transform="none" fo:color="#111111" fo:letter-spacing="normal" fo:font-style="normal" fo:font-weight="normal" officeooo:rsid="00cc7b88" style:font-weight-asian="normal" style:font-weight-complex="normal"/>
    </style:style>
    <style:style style:name="T73" style:family="text">
      <style:text-properties fo:font-variant="normal" fo:text-transform="none" fo:color="#111111" fo:letter-spacing="normal" fo:font-style="normal" fo:font-weight="normal" officeooo:rsid="00cb3b1f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0000ee" style:text-line-through-style="none" style:text-line-through-type="none" style:font-name="Liberation Serif" fo:letter-spacing="normal" fo:language="en" fo:country="GB" fo:font-style="normal" style:text-underline-style="none" style:text-blinking="false"/>
    </style:style>
    <style:style style:name="T75" style:family="text">
      <style:text-properties fo:font-variant="normal" fo:text-transform="none" fo:color="#0000e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76" style:family="text">
      <style:text-properties fo:font-variant="normal" fo:text-transform="none" fo:color="#0000ee" style:text-line-through-style="none" style:text-line-through-type="none" style:font-name="Liberation Serif" fo:font-size="12pt" fo:letter-spacing="normal" fo:font-style="normal" style:text-underline-style="none" fo:font-weight="normal" officeooo:rsid="001bffb0" style:text-blinking="false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ee" style:text-line-through-style="none" style:text-line-through-type="none" style:font-name="Liberation Serif" fo:font-size="12pt" fo:letter-spacing="normal" fo:font-style="normal" style:text-underline-style="none" fo:font-weight="bold" officeooo:rsid="001bffb0" style:text-blinking="false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1bffb0" style:text-blinking="false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style:text-blinking="false" style:font-size-asian="12pt" style:font-size-complex="12pt"/>
    </style:style>
    <style:style style:name="T80" style:family="text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5d941b" style:text-blinking="false" style:font-size-asian="12pt" style:font-size-complex="12pt"/>
    </style:style>
    <style:style style:name="T81" style:family="text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1bffb0" style:text-blinking="false" fo:background-color="#ffe994" loext:char-shading-value="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style:text-blinking="false" fo:background-color="#ffe994" loext:char-shading-value="0" style:font-size-asian="12pt" style:font-size-complex="12pt"/>
    </style:style>
    <style:style style:name="T83" style:family="text">
      <style:text-properties fo:font-variant="normal" fo:text-transform="none" fo:color="#0000ee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5d941b" style:text-blinking="false" fo:background-color="#ffe994" loext:char-shading-value="0" style:font-size-asian="12pt" style:font-size-complex="12pt"/>
    </style:style>
    <style:style style:name="T84" style:family="text">
      <style:text-properties fo:font-variant="normal" fo:text-transform="none" fo:color="#761b32" style:font-name="Liberation Serif" fo:font-size="12pt" fo:letter-spacing="normal" fo:language="en" fo:country="GB" fo:font-style="normal" fo:font-weight="bold" officeooo:rsid="001bffb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761b32" style:font-name="Liberation Serif" fo:font-size="12pt" fo:letter-spacing="normal" fo:language="en" fo:country="GB" fo:font-style="normal" fo:font-weight="normal" officeooo:rsid="001bffb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edd933" style:letter-kerning="true" style:font-style-asian="normal" style:font-weight-asian="normal" style:font-weight-complex="normal" style:text-emphasize="none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language="en" fo:country="GB" fo:font-style="normal" fo:text-shadow="none" style:text-underline-style="none" fo:font-weight="normal" officeooo:rsid="00edd933" style:letter-kerning="true" style:font-size-asian="12pt" style:font-style-asian="normal" style:font-weight-asian="normal" style:font-size-complex="12pt" style:font-weight-complex="normal" style:text-emphasize="none"/>
    </style:style>
    <style:style style:name="T8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8e81c8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1352562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bffcc8" style:text-blinking="false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18ea652" style:text-blinking="false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1906fe0" style:text-blinking="false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1447e72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8e81c8" style:text-blinking="false" fo:background-color="#ffe994" loext:char-shading-value="0" style:font-size-asian="12pt" style:font-weight-asian="normal" style:font-size-complex="12pt" style:font-weight-complex="normal" loext:padding="0in" loext:border="none"/>
    </style:style>
    <style:style style:name="T9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1906fe0" style:text-blinking="false" fo:background-color="#ffe994" loext:char-shading-value="0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bffcc8" style:text-blinking="false" fo:background-color="#ffe994" loext:char-shading-value="0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1bffb0" style:text-blinking="false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05d941b" style:text-blinking="false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GB" fo:font-style="normal" style:text-underline-style="none" fo:font-weight="bold" officeooo:rsid="008e81c8" style:text-blinking="false" fo:background-color="#ffe994" loext:char-shading-value="0" style:font-size-asian="12pt" style:font-weight-asian="normal" style:font-size-complex="12pt" style:font-weight-complex="normal" loext:padding="0in" loext:border="none"/>
    </style:style>
    <style:style style:name="T10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18c0242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e994" loext:char-shading-value="0" style:font-size-asian="12pt" style:font-weight-asian="normal" style:font-size-complex="12pt" style:font-weight-complex="normal" loext:padding="0in" loext:border="none"/>
    </style:style>
    <style:style style:name="T10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#ffe994" loext:char-shading-value="0" style:font-size-asian="12pt" style:font-weight-asian="normal" style:font-size-complex="12pt" style:font-weight-complex="normal" loext:padding="0in" loext:border="none"/>
    </style:style>
    <style:style style:name="T10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10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officeooo:rsid="0197f7b4" style:font-size-asian="12pt" style:font-weight-asian="normal" style:font-size-complex="12pt" style:font-weight-complex="normal" loext:padding="0in" loext:border="none"/>
    </style:style>
    <style:style style:name="T107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transparent" loext:char-shading-value="0"/>
    </style:style>
    <style:style style:name="T108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18ea652" style:text-blinking="false" fo:background-color="transparent" loext:char-shading-value="0"/>
    </style:style>
    <style:style style:name="T10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1906fe0" style:text-blinking="false" fo:background-color="transparent" loext:char-shading-value="0"/>
    </style:style>
    <style:style style:name="T11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19862bc" style:text-blinking="false" fo:background-color="transparent" loext:char-shading-value="0"/>
    </style:style>
    <style:style style:name="T11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#ffe994" loext:char-shading-value="0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fo:font-weight="normal" officeooo:rsid="01299f80" style:font-size-asian="12pt" style:font-weight-asian="normal" style:font-size-complex="12pt" style:font-weight-complex="normal" loext:padding="0in" loext:border="none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fo:font-weight="normal" officeooo:rsid="001bffb0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officeooo:rsid="018c0242" style:font-size-asian="12pt" style:font-weight-asian="normal" style:font-size-complex="12pt" style:font-weight-complex="normal" loext:padding="0in" loext:border="none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198057a" style:font-size-asian="12pt" style:font-weight-asian="normal" style:font-size-complex="12pt" style:font-weight-complex="normal" loext:padding="0in" loext:border="none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fo:font-weight="normal" officeooo:rsid="019b53fa" style:font-size-asian="12pt" style:font-weight-asian="normal" style:font-size-complex="12pt" style:font-weight-complex="normal" loext:padding="0in" loext:border="none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fo:font-weight="bold" officeooo:rsid="001bffb0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fo:font-weight="bold" officeooo:rsid="019b53fa" style:font-size-asian="12pt" style:font-weight-asian="bold" style:font-size-complex="12pt" style:font-weight-complex="bold" loext:padding="0in" loext:border="none"/>
    </style:style>
    <style:style style:name="T12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1bffb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style:font-size-asian="12pt" style:font-size-complex="12pt"/>
    </style:style>
    <style:style style:name="T12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d941b" style:font-size-asian="12pt" style:font-size-complex="12pt"/>
    </style:style>
    <style:style style:name="T12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aaded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5" style:family="text">
      <style:text-properties fo:font-variant="normal" fo:text-transform="none" fo:color="#000000" style:font-name="Liberation Serif" fo:font-size="12pt" fo:letter-spacing="normal" fo:language="en" fo:country="GB" fo:font-style="normal" fo:font-weight="bold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000000" fo:letter-spacing="normal" fo:font-style="normal" fo:font-weight="bold" officeooo:rsid="019b53fa" style:font-weight-asian="bold" style:font-weight-complex="bold" loext:padding="0in" loext:border="none"/>
    </style:style>
    <style:style style:name="T127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normal" officeooo:rsid="019b53fa" style:font-style-asian="italic" style:font-weight-asian="normal" style:font-style-complex="italic" style:font-weight-complex="normal" loext:padding="0in" loext:border="none"/>
    </style:style>
    <style:style style:name="T128" style:family="text">
      <style:text-properties fo:font-variant="normal" fo:text-transform="none" fo:color="#0a0a0a" style:font-name="Liberation Serif" fo:font-size="12pt" fo:letter-spacing="normal" fo:font-style="italic" fo:font-weight="normal" style:font-size-asian="12pt" style:font-size-complex="12pt"/>
    </style:style>
    <style:style style:name="T129" style:family="text">
      <style:text-properties fo:font-variant="normal" fo:text-transform="none" fo:color="#0a0a0a" style:font-name="Liberation Serif" fo:font-size="12pt" fo:letter-spacing="normal" fo:font-style="italic" fo:font-weight="normal" fo:background-color="#ffe994" loext:char-shading-value="0" style:font-size-asian="12pt" style:font-size-complex="12pt"/>
    </style:style>
    <style:style style:name="T130" style:family="text">
      <style:text-properties fo:font-variant="normal" fo:text-transform="none" fo:color="#0a0a0a" style:text-line-through-style="none" style:text-line-through-type="none" style:font-name="Liberation Serif" fo:font-size="12pt" fo:letter-spacing="normal" fo:language="en" fo:country="GB" fo:font-style="italic" style:text-underline-style="none" fo:font-weight="normal" officeooo:rsid="01906fe0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letter-spacing="normal" fo:language="en" fo:country="GB" fo:font-style="normal"/>
    </style:style>
    <style:style style:name="T132" style:family="text">
      <style:text-properties fo:font-variant="normal" fo:text-transform="none" fo:letter-spacing="normal" fo:language="en" fo:country="GB" fo:font-style="normal" officeooo:rsid="01521f7a"/>
    </style:style>
    <style:style style:name="T133" style:family="text">
      <style:text-properties fo:font-variant="normal" fo:text-transform="none" fo:color="#800080" style:text-line-through-style="none" style:text-line-through-type="none" style:font-name="Liberation Serif" fo:font-size="12pt" fo:letter-spacing="normal" fo:language="en" fo:country="GB" fo:font-style="normal" style:text-underline-style="none" fo:font-weight="normal" style:text-blinking="false" style:font-size-asian="12pt" style:font-size-complex="12pt"/>
    </style:style>
    <style:style style:name="T134" style:family="text">
      <style:text-properties fo:font-variant="normal" fo:text-transform="none" fo:color="#800080" style:text-line-through-style="none" style:text-line-through-type="none" style:font-name="Liberation Serif" fo:font-size="12pt" fo:letter-spacing="normal" fo:language="en" fo:country="GB" fo:font-style="normal" style:text-underline-style="none" fo:font-weight="normal" style:text-blinking="false" fo:background-color="#ffe994" loext:char-shading-value="0" style:font-size-asian="12pt" style:font-size-complex="12pt"/>
    </style:style>
    <style:style style:name="T135" style:family="text">
      <style:text-properties fo:font-variant="normal" fo:text-transform="none" fo:color="#800080" style:font-name="Liberation Serif" fo:font-size="12pt" fo:letter-spacing="normal" fo:language="en" fo:country="GB" fo:font-style="normal" fo:font-weight="normal" style:font-size-asian="12pt" style:font-size-complex="12pt"/>
    </style:style>
    <style:style style:name="T136" style:family="text">
      <style:text-properties officeooo:rsid="00c56cf7"/>
    </style:style>
    <style:style style:name="T137" style:family="text">
      <style:text-properties officeooo:rsid="00d0cb6a"/>
    </style:style>
    <style:style style:name="T138" style:family="text">
      <style:text-properties officeooo:rsid="00d3f93a"/>
    </style:style>
    <style:style style:name="T139" style:family="text">
      <style:text-properties officeooo:rsid="00d63a81"/>
    </style:style>
    <style:style style:name="T140" style:family="text">
      <style:text-properties officeooo:rsid="00d8538e"/>
    </style:style>
    <style:style style:name="T141" style:family="text">
      <style:text-properties officeooo:rsid="00bd60d7"/>
    </style:style>
    <style:style style:name="T142" style:family="text">
      <style:text-properties officeooo:rsid="00ea46dc"/>
    </style:style>
    <style:style style:name="T143" style:family="text">
      <style:text-properties officeooo:rsid="00f61133"/>
    </style:style>
    <style:style style:name="T144" style:family="text">
      <style:text-properties officeooo:rsid="00f82776"/>
    </style:style>
    <style:style style:name="T145" style:family="text">
      <style:text-properties officeooo:rsid="0104a7e7"/>
    </style:style>
    <style:style style:name="T146" style:family="text">
      <style:text-properties officeooo:rsid="0105de14"/>
    </style:style>
    <style:style style:name="T147" style:family="text">
      <style:text-properties officeooo:rsid="0110bf1a"/>
    </style:style>
    <style:style style:name="T148" style:family="text">
      <style:text-properties fo:language="en" fo:country="GB"/>
    </style:style>
    <style:style style:name="T149" style:family="text">
      <style:text-properties fo:language="en" fo:country="GB" fo:font-weight="normal" officeooo:rsid="002409e4" style:font-weight-asian="normal" style:font-weight-complex="normal"/>
    </style:style>
    <style:style style:name="T150" style:family="text">
      <style:text-properties fo:language="en" fo:country="GB" fo:font-weight="normal" officeooo:rsid="003f3f4a" style:font-weight-asian="normal" style:font-weight-complex="normal"/>
    </style:style>
    <style:style style:name="T151" style:family="text">
      <style:text-properties fo:language="en" fo:country="GB" fo:font-weight="normal" officeooo:rsid="002b07fe" style:font-weight-asian="normal" style:font-weight-complex="normal"/>
    </style:style>
    <style:style style:name="T152" style:family="text">
      <style:text-properties fo:language="en" fo:country="GB" fo:font-weight="normal" officeooo:rsid="002ccf18" style:font-weight-asian="normal" style:font-weight-complex="normal"/>
    </style:style>
    <style:style style:name="T153" style:family="text">
      <style:text-properties fo:language="en" fo:country="GB" fo:font-weight="normal" officeooo:rsid="009bd0b8" style:font-weight-asian="normal" style:font-weight-complex="normal"/>
    </style:style>
    <style:style style:name="T154" style:family="text">
      <style:text-properties fo:language="en" fo:country="GB" fo:font-weight="normal" officeooo:rsid="012e8a67" style:font-weight-asian="normal" style:font-weight-complex="normal"/>
    </style:style>
    <style:style style:name="T155" style:family="text">
      <style:text-properties fo:language="en" fo:country="GB" fo:font-weight="normal" officeooo:rsid="0081846b" style:font-weight-asian="normal" style:font-weight-complex="normal"/>
    </style:style>
    <style:style style:name="T156" style:family="text">
      <style:text-properties fo:language="en" fo:country="GB" fo:font-weight="normal" officeooo:rsid="0023c284" style:font-weight-asian="normal" style:font-weight-complex="normal"/>
    </style:style>
    <style:style style:name="T157" style:family="text">
      <style:text-properties fo:language="en" fo:country="GB" fo:font-weight="normal" officeooo:rsid="01030993" style:font-weight-asian="normal" style:font-weight-complex="normal"/>
    </style:style>
    <style:style style:name="T158" style:family="text">
      <style:text-properties fo:language="en" fo:country="GB" fo:font-weight="normal" officeooo:rsid="01254252" style:font-weight-asian="normal" style:font-weight-complex="normal"/>
    </style:style>
    <style:style style:name="T159" style:family="text">
      <style:text-properties fo:language="en" fo:country="GB" fo:font-weight="normal" officeooo:rsid="0120ab36" style:font-weight-asian="normal" style:font-weight-complex="normal"/>
    </style:style>
    <style:style style:name="T160" style:family="text">
      <style:text-properties fo:language="en" fo:country="GB" fo:font-weight="normal" officeooo:rsid="015bd3d4" style:font-weight-asian="normal" style:font-weight-complex="normal"/>
    </style:style>
    <style:style style:name="T161" style:family="text">
      <style:text-properties fo:language="en" fo:country="GB" fo:font-weight="normal" officeooo:rsid="002409e4" fo:background-color="#ffe994" loext:char-shading-value="0" style:font-weight-asian="normal" style:font-weight-complex="normal"/>
    </style:style>
    <style:style style:name="T162" style:family="text">
      <style:text-properties fo:language="en" fo:country="GB" fo:font-weight="normal" officeooo:rsid="01030993" fo:background-color="#ffe994" loext:char-shading-value="0" style:font-weight-asian="normal" style:font-weight-complex="normal"/>
    </style:style>
    <style:style style:name="T163" style:family="text">
      <style:text-properties fo:language="en" fo:country="GB" fo:font-weight="normal" officeooo:rsid="011d9609" fo:background-color="#ffe994" loext:char-shading-value="0" style:font-weight-asian="normal" style:font-weight-complex="normal"/>
    </style:style>
    <style:style style:name="T164" style:family="text">
      <style:text-properties fo:language="en" fo:country="GB" fo:font-weight="normal" officeooo:rsid="0120ab36" fo:background-color="#ffe994" loext:char-shading-value="0" style:font-weight-asian="normal" style:font-weight-complex="normal"/>
    </style:style>
    <style:style style:name="T165" style:family="text">
      <style:text-properties fo:language="en" fo:country="GB" fo:font-weight="bold" style:font-weight-asian="bold" style:font-weight-complex="bold"/>
    </style:style>
    <style:style style:name="T166" style:family="text">
      <style:text-properties fo:language="en" fo:country="GB" officeooo:rsid="003d78f9"/>
    </style:style>
    <style:style style:name="T167" style:family="text">
      <style:text-properties fo:language="en" fo:country="GB" style:text-underline-style="none" officeooo:rsid="013e2a2d"/>
    </style:style>
    <style:style style:name="T168" style:family="text">
      <style:text-properties fo:language="en" fo:country="GB" style:text-underline-style="none" officeooo:rsid="002ccf18" fo:background-color="transparent" loext:char-shading-value="0"/>
    </style:style>
    <style:style style:name="T169" style:family="text">
      <style:text-properties fo:language="en" fo:country="GB" style:text-underline-style="none" officeooo:rsid="002ccf18"/>
    </style:style>
    <style:style style:name="T170" style:family="text">
      <style:text-properties fo:language="en" fo:country="GB" officeooo:rsid="00820001"/>
    </style:style>
    <style:style style:name="T171" style:family="text">
      <style:text-properties fo:language="en" fo:country="GB" officeooo:rsid="00b5f6da"/>
    </style:style>
    <style:style style:name="T172" style:family="text">
      <style:text-properties fo:language="en" fo:country="GB" officeooo:rsid="00292103"/>
    </style:style>
    <style:style style:name="T173" style:family="text">
      <style:text-properties fo:language="en" fo:country="GB" officeooo:rsid="00ba31de"/>
    </style:style>
    <style:style style:name="T174" style:family="text">
      <style:text-properties fo:language="en" fo:country="GB" officeooo:rsid="00b6d379"/>
    </style:style>
    <style:style style:name="T175" style:family="text">
      <style:text-properties fo:language="en" fo:country="GB" officeooo:rsid="0194365b"/>
    </style:style>
    <style:style style:name="T176" style:family="text">
      <style:text-properties fo:language="en" fo:country="GB" officeooo:rsid="01999b45"/>
    </style:style>
    <style:style style:name="T177" style:family="text">
      <style:text-properties fo:language="en" fo:country="GB" fo:background-color="#fff200" loext:char-shading-value="0"/>
    </style:style>
    <style:style style:name="T178" style:family="text">
      <style:text-properties fo:language="en" fo:country="GB" officeooo:rsid="00b5f6da" fo:background-color="#ffe994" loext:char-shading-value="0"/>
    </style:style>
    <style:style style:name="T179" style:family="text">
      <style:text-properties fo:language="en" fo:country="GB" officeooo:rsid="01a547c4"/>
    </style:style>
    <style:style style:name="T180" style:family="text">
      <style:text-properties fo:language="en" fo:country="GB" officeooo:rsid="00c5b899"/>
    </style:style>
    <style:style style:name="T181" style:family="text">
      <style:text-properties fo:language="en" fo:country="GB" officeooo:rsid="01b37eca"/>
    </style:style>
    <style:style style:name="T182" style:family="text">
      <style:text-properties fo:language="en" fo:country="GB" officeooo:rsid="01b4d813"/>
    </style:style>
    <style:style style:name="T183" style:family="text">
      <style:text-properties officeooo:rsid="0126ae2d"/>
    </style:style>
    <style:style style:name="T184" style:family="text">
      <style:text-properties officeooo:rsid="0126c528"/>
    </style:style>
    <style:style style:name="T185" style:family="text">
      <style:text-properties officeooo:rsid="012df2df"/>
    </style:style>
    <style:style style:name="T186" style:family="text">
      <style:text-properties officeooo:rsid="0130e97d"/>
    </style:style>
    <style:style style:name="T187" style:family="text">
      <style:text-properties officeooo:rsid="01347097"/>
    </style:style>
    <style:style style:name="T188" style:family="text">
      <style:text-properties fo:background-color="transparent" loext:char-shading-value="0"/>
    </style:style>
    <style:style style:name="T189" style:family="text">
      <style:text-properties officeooo:rsid="0126c528" fo:background-color="transparent" loext:char-shading-value="0"/>
    </style:style>
    <style:style style:name="T190" style:family="text">
      <style:text-properties officeooo:rsid="013e2a2d"/>
    </style:style>
    <style:style style:name="T191" style:family="text">
      <style:text-properties officeooo:rsid="013fd1bf"/>
    </style:style>
    <style:style style:name="T192" style:family="text">
      <style:text-properties officeooo:rsid="0140dd33"/>
    </style:style>
    <style:style style:name="T193" style:family="text">
      <style:text-properties officeooo:rsid="0037fe65"/>
    </style:style>
    <style:style style:name="T194" style:family="text">
      <style:text-properties officeooo:rsid="014d7216"/>
    </style:style>
    <style:style style:name="T195" style:family="text">
      <style:text-properties officeooo:rsid="014f15e7"/>
    </style:style>
    <style:style style:name="T196" style:family="text">
      <style:text-properties officeooo:rsid="014f3aa9"/>
    </style:style>
    <style:style style:name="T197" style:family="text">
      <style:text-properties officeooo:rsid="0152abf1"/>
    </style:style>
    <style:style style:name="T198" style:family="text">
      <style:text-properties officeooo:rsid="01589af1"/>
    </style:style>
    <style:style style:name="T199" style:family="text">
      <style:text-properties officeooo:rsid="015bda12"/>
    </style:style>
    <style:style style:name="T200" style:family="text">
      <style:text-properties officeooo:rsid="015cb06e"/>
    </style:style>
    <style:style style:name="T201" style:family="text">
      <style:text-properties officeooo:rsid="0166015e"/>
    </style:style>
    <style:style style:name="T202" style:family="text">
      <style:text-properties officeooo:rsid="016ce31b"/>
    </style:style>
    <style:style style:name="T203" style:family="text">
      <style:text-properties officeooo:rsid="016ed034"/>
    </style:style>
    <style:style style:name="T204" style:family="text">
      <style:text-properties officeooo:rsid="016f089d"/>
    </style:style>
    <style:style style:name="T205" style:family="text">
      <style:text-properties officeooo:rsid="0170464c"/>
    </style:style>
    <style:style style:name="T206" style:family="text">
      <style:text-properties officeooo:rsid="0171b6d2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officeooo:rsid="0182e03d" style:font-weight-asian="bold" style:font-weight-complex="bold"/>
    </style:style>
    <style:style style:name="T209" style:family="text">
      <style:text-properties fo:font-weight="bold" officeooo:rsid="0166015e" style:font-weight-asian="bold" style:font-weight-complex="bold"/>
    </style:style>
    <style:style style:name="T210" style:family="text">
      <style:text-properties fo:font-weight="bold" officeooo:rsid="0126ae2d" style:font-weight-asian="bold" style:font-weight-complex="bold"/>
    </style:style>
    <style:style style:name="T211" style:family="text">
      <style:text-properties fo:font-weight="bold" officeooo:rsid="01a547c4" style:font-weight-asian="bold" style:font-weight-complex="bold"/>
    </style:style>
    <style:style style:name="T212" style:family="text">
      <style:text-properties officeooo:rsid="0173bbe2"/>
    </style:style>
    <style:style style:name="T213" style:family="text">
      <style:text-properties style:font-name="Liberation Serif" fo:font-size="12pt" fo:language="en" fo:country="GB" style:font-size-asian="12pt" style:font-size-complex="12pt"/>
    </style:style>
    <style:style style:name="T214" style:family="text">
      <style:text-properties style:font-name="Liberation Serif" fo:font-size="12pt" fo:language="en" fo:country="GB" officeooo:rsid="005d941b" style:font-size-asian="12pt" style:font-size-complex="12pt"/>
    </style:style>
    <style:style style:name="T215" style:family="text">
      <style:text-properties style:font-name="Liberation Serif" fo:font-size="12pt" fo:language="en" fo:country="GB" officeooo:rsid="00292103" style:font-size-asian="12pt" style:font-size-complex="12pt"/>
    </style:style>
    <style:style style:name="T216" style:family="text">
      <style:text-properties style:font-name="Liberation Serif" fo:font-size="12pt" fo:language="en" fo:country="GB" officeooo:rsid="014f15e7" style:font-size-asian="12pt" style:font-size-complex="12pt"/>
    </style:style>
    <style:style style:name="T217" style:family="text">
      <style:text-properties style:font-name="Liberation Serif" fo:font-size="12pt" fo:language="en" fo:country="GB" officeooo:rsid="009d7427" style:font-size-asian="12pt" style:font-size-complex="12pt"/>
    </style:style>
    <style:style style:name="T218" style:family="text">
      <style:text-properties style:font-name="Liberation Serif" fo:font-size="12pt" fo:language="en" fo:country="GB" officeooo:rsid="0037fe65" style:font-size-asian="12pt" style:font-size-complex="12pt"/>
    </style:style>
    <style:style style:name="T219" style:family="text">
      <style:text-properties style:font-name="Liberation Serif" fo:font-size="12pt" fo:language="en" fo:country="GB" officeooo:rsid="00f7fd67" style:font-size-asian="12pt" style:font-size-complex="12pt"/>
    </style:style>
    <style:style style:name="T220" style:family="text">
      <style:text-properties style:font-name="Liberation Serif" fo:font-size="12pt" fo:language="en" fo:country="GB" officeooo:rsid="00d63a81" style:font-size-asian="12pt" style:font-size-complex="12pt"/>
    </style:style>
    <style:style style:name="T221" style:family="text">
      <style:text-properties style:font-name="Liberation Serif" fo:font-size="12pt" fo:language="en" fo:country="GB" officeooo:rsid="01a547c4" style:font-size-asian="12pt" style:font-size-complex="12pt"/>
    </style:style>
    <style:style style:name="T222" style:family="text">
      <style:text-properties style:font-name="Liberation Serif" fo:font-size="12pt" fo:language="en" fo:country="GB" fo:font-weight="bold" officeooo:rsid="005d941b" style:font-size-asian="12pt" style:font-size-complex="12pt"/>
    </style:style>
    <style:style style:name="T223" style:family="text">
      <style:text-properties style:font-name="Liberation Serif" fo:font-size="12pt" fo:language="en" fo:country="GB" fo:font-weight="bold" style:font-size-asian="12pt" style:font-weight-asian="bold" style:font-size-complex="12pt" style:font-weight-complex="bold"/>
    </style:style>
    <style:style style:name="T224" style:family="text">
      <style:text-properties style:font-name="Liberation Serif" fo:font-size="12pt" fo:language="en" fo:country="GB" fo:font-weight="bold" officeooo:rsid="0126c528" style:font-size-asian="12pt" style:font-weight-asian="bold" style:font-size-complex="12pt" style:font-weight-complex="bold"/>
    </style:style>
    <style:style style:name="T225" style:family="text">
      <style:text-properties style:font-name="Liberation Serif" fo:font-size="12pt" fo:language="en" fo:country="GB" fo:font-weight="bold" officeooo:rsid="002ccf18" style:font-size-asian="12pt" style:font-weight-asian="bold" style:font-size-complex="12pt" style:font-weight-complex="bold"/>
    </style:style>
    <style:style style:name="T226" style:family="text">
      <style:text-properties style:font-name="Liberation Serif" fo:font-size="12pt" fo:language="en" fo:country="GB" fo:font-weight="bold" officeooo:rsid="002ccf18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style:font-name="Liberation Serif" fo:font-size="12pt" fo:language="en" fo:country="GB" fo:font-weight="normal" officeooo:rsid="01011378" style:font-size-asian="12pt" style:font-weight-asian="normal" style:font-size-complex="12pt" style:font-weight-complex="normal"/>
    </style:style>
    <style:style style:name="T228" style:family="text">
      <style:text-properties style:font-name="Liberation Serif" fo:font-size="12pt" fo:language="en" fo:country="GB" fo:font-weight="normal" officeooo:rsid="0185e3c3" style:font-size-asian="12pt" style:font-weight-asian="normal" style:font-size-complex="12pt" style:font-weight-complex="normal"/>
    </style:style>
    <style:style style:name="T229" style:family="text">
      <style:text-properties style:font-name="Liberation Serif" fo:font-size="12pt" fo:language="en" fo:country="GB" fo:font-weight="normal" officeooo:rsid="01871da6" style:font-size-asian="12pt" style:font-weight-asian="normal" style:font-size-complex="12pt" style:font-weight-complex="normal"/>
    </style:style>
    <style:style style:name="T230" style:family="text">
      <style:text-properties style:font-name="Liberation Serif" fo:font-size="12pt" fo:language="en" fo:country="GB" fo:font-weight="normal" officeooo:rsid="01030993" style:font-size-asian="12pt" style:font-weight-asian="normal" style:font-size-complex="12pt" style:font-weight-complex="normal"/>
    </style:style>
    <style:style style:name="T231" style:family="text">
      <style:text-properties style:font-name="Liberation Serif" fo:font-size="12pt" fo:language="en" fo:country="GB" fo:font-weight="normal" officeooo:rsid="010740d9" style:font-size-asian="12pt" style:font-weight-asian="normal" style:font-size-complex="12pt" style:font-weight-complex="normal"/>
    </style:style>
    <style:style style:name="T232" style:family="text">
      <style:text-properties style:font-name="Liberation Serif" fo:font-size="12pt" fo:language="en" fo:country="GB" fo:font-weight="normal" officeooo:rsid="003420ae" style:font-size-asian="12pt" style:font-weight-asian="normal" style:font-size-complex="12pt" style:font-weight-complex="normal"/>
    </style:style>
    <style:style style:name="T233" style:family="text">
      <style:text-properties style:font-name="Liberation Serif" fo:font-size="12pt" fo:language="en" fo:country="GB" fo:font-weight="normal" officeooo:rsid="016ed034" style:font-size-asian="12pt" style:font-weight-asian="normal" style:font-size-complex="12pt" style:font-weight-complex="normal"/>
    </style:style>
    <style:style style:name="T234" style:family="text">
      <style:text-properties style:font-name="Liberation Serif" fo:font-size="12pt" fo:language="en" fo:country="GB" fo:font-weight="normal" officeooo:rsid="00c5b899" style:font-size-asian="12pt" style:font-weight-asian="normal" style:font-size-complex="12pt" style:font-weight-complex="normal"/>
    </style:style>
    <style:style style:name="T235" style:family="text">
      <style:text-properties style:font-name="Liberation Serif" fo:font-size="12pt" fo:language="en" fo:country="GB" fo:font-weight="normal" officeooo:rsid="00bd60d7" style:font-size-asian="12pt" style:font-weight-asian="normal" style:font-size-complex="12pt" style:font-weight-complex="normal"/>
    </style:style>
    <style:style style:name="T236" style:family="text">
      <style:text-properties style:font-name="Liberation Serif" fo:font-size="12pt" fo:language="en" fo:country="GB" fo:font-weight="normal" officeooo:rsid="01afe48a" style:font-size-asian="12pt" style:font-weight-asian="normal" style:font-size-complex="12pt" style:font-weight-complex="normal"/>
    </style:style>
    <style:style style:name="T237" style:family="text">
      <style:text-properties style:font-name="Liberation Serif" fo:font-size="12pt" fo:language="en" fo:country="GB" fo:font-weight="normal" officeooo:rsid="016ed034" fo:background-color="transparent" loext:char-shading-value="0" style:font-size-asian="12pt" style:font-weight-asian="normal" style:font-size-complex="12pt" style:font-weight-complex="normal"/>
    </style:style>
    <style:style style:name="T238" style:family="text">
      <style:text-properties style:font-name="Liberation Serif" fo:font-size="12pt" fo:language="en" fo:country="GB" fo:font-weight="normal" officeooo:rsid="00c5b899" fo:background-color="transparent" loext:char-shading-value="0" style:font-size-asian="12pt" style:font-weight-asian="normal" style:font-size-complex="12pt" style:font-weight-complex="normal"/>
    </style:style>
    <style:style style:name="T239" style:family="text">
      <style:text-properties style:font-name="Liberation Serif" fo:font-size="12pt" fo:language="en" fo:country="GB" fo:font-weight="normal" officeooo:rsid="01a1c070" fo:background-color="transparent" loext:char-shading-value="0" style:font-size-asian="12pt" style:font-weight-asian="normal" style:font-size-complex="12pt" style:font-weight-complex="normal"/>
    </style:style>
    <style:style style:name="T240" style:family="text">
      <style:text-properties style:font-name="Liberation Serif" fo:font-size="12pt" fo:language="en" fo:country="GB" style:text-underline-style="none" fo:font-weight="normal" officeooo:rsid="002ccf18" style:font-size-asian="12pt" style:font-weight-asian="normal" style:font-size-complex="12pt" style:font-weight-complex="normal"/>
    </style:style>
    <style:style style:name="T241" style:family="text">
      <style:text-properties style:font-name="Liberation Serif" fo:font-size="12pt" fo:language="en" fo:country="GB" style:text-underline-style="none" fo:font-weight="normal" officeooo:rsid="014c9d7b" style:font-size-asian="12pt" style:font-weight-asian="normal" style:font-size-complex="12pt" style:font-weight-complex="normal"/>
    </style:style>
    <style:style style:name="T242" style:family="text">
      <style:text-properties style:font-name="Liberation Serif" fo:font-size="12pt" fo:language="en" fo:country="GB" style:text-underline-style="none" fo:font-weight="normal" officeooo:rsid="009bd0b8" style:font-size-asian="12pt" style:font-weight-asian="normal" style:font-size-complex="12pt" style:font-weight-complex="normal"/>
    </style:style>
    <style:style style:name="T243" style:family="text">
      <style:text-properties style:font-name="Liberation Serif" fo:font-size="12pt" fo:font-weight="normal" officeooo:rsid="00bd60d7" style:font-size-asian="12pt" style:font-weight-asian="normal" style:font-size-complex="12pt" style:font-weight-complex="normal"/>
    </style:style>
    <style:style style:name="T244" style:family="text">
      <style:text-properties style:font-name="Liberation Serif" fo:font-size="12pt" fo:font-weight="normal" officeooo:rsid="01a3bea5" style:font-size-asian="12pt" style:font-weight-asian="normal" style:font-size-complex="12pt" style:font-weight-complex="normal"/>
    </style:style>
    <style:style style:name="T245" style:family="text">
      <style:text-properties style:font-name="Liberation Serif" fo:font-size="12pt" fo:font-weight="normal" officeooo:rsid="00bd60d7" fo:background-color="#ffe994" loext:char-shading-value="0" style:font-size-asian="12pt" style:font-weight-asian="normal" style:font-size-complex="12pt" style:font-weight-complex="normal"/>
    </style:style>
    <style:style style:name="T246" style:family="text">
      <style:text-properties style:font-name="Liberation Serif" fo:font-size="12pt" style:font-size-asian="12pt" style:font-size-complex="12pt"/>
    </style:style>
    <style:style style:name="T247" style:family="text">
      <style:text-properties style:font-name="Liberation Serif" fo:font-size="12pt" officeooo:rsid="002409e4" style:font-size-asian="12pt" style:font-size-complex="12pt"/>
    </style:style>
    <style:style style:name="T248" style:family="text">
      <style:text-properties style:font-name="Liberation Serif" fo:font-size="12pt" officeooo:rsid="0023c284" style:font-size-asian="12pt" style:font-size-complex="12pt"/>
    </style:style>
    <style:style style:name="T249" style:family="text">
      <style:text-properties style:font-name="Liberation Serif" fo:font-size="12pt" officeooo:rsid="01030993" style:font-size-asian="12pt" style:font-size-complex="12pt"/>
    </style:style>
    <style:style style:name="T250" style:family="text">
      <style:text-properties style:font-name="Liberation Serif" fo:font-size="12pt" officeooo:rsid="0120ab36" style:font-size-asian="12pt" style:font-size-complex="12pt"/>
    </style:style>
    <style:style style:name="T251" style:family="text">
      <style:text-properties style:font-name="Liberation Serif" fo:font-size="12pt" officeooo:rsid="014d258e" style:font-size-asian="12pt" style:font-size-complex="12pt"/>
    </style:style>
    <style:style style:name="T252" style:family="text">
      <style:text-properties style:font-name="Liberation Serif" fo:font-size="12pt" officeooo:rsid="016ce31b" style:font-size-asian="12pt" style:font-size-complex="12pt"/>
    </style:style>
    <style:style style:name="T253" style:family="text">
      <style:text-properties style:font-name="Liberation Serif" fo:font-size="12pt" officeooo:rsid="014d7216" style:font-size-asian="12pt" style:font-size-complex="12pt"/>
    </style:style>
    <style:style style:name="T254" style:family="text">
      <style:text-properties style:font-name="Liberation Serif" fo:font-size="12pt" officeooo:rsid="0174e652" style:font-size-asian="12pt" style:font-size-complex="12pt"/>
    </style:style>
    <style:style style:name="T255" style:family="text">
      <style:text-properties style:font-name="Liberation Serif" fo:font-size="12pt" officeooo:rsid="016f089d" style:font-size-asian="12pt" style:font-size-complex="12pt"/>
    </style:style>
    <style:style style:name="T256" style:family="text">
      <style:text-properties officeooo:rsid="017d7574"/>
    </style:style>
    <style:style style:name="T257" style:family="text">
      <style:text-properties officeooo:rsid="01809e0e"/>
    </style:style>
    <style:style style:name="T258" style:family="text">
      <style:text-properties officeooo:rsid="0182e03d"/>
    </style:style>
    <style:style style:name="T259" style:family="text">
      <style:text-properties officeooo:rsid="0185e3c3"/>
    </style:style>
    <style:style style:name="T260" style:family="text">
      <style:text-properties officeooo:rsid="0191e03c"/>
    </style:style>
    <style:style style:name="T261" style:family="text">
      <style:text-properties officeooo:rsid="0194365b"/>
    </style:style>
    <style:style style:name="T262" style:family="text">
      <style:text-properties officeooo:rsid="0053be95"/>
    </style:style>
    <style:style style:name="T263" style:family="text">
      <style:text-properties officeooo:rsid="003b1858"/>
    </style:style>
    <style:style style:name="T264" style:family="text">
      <style:text-properties officeooo:rsid="0197f7b4"/>
    </style:style>
    <style:style style:name="T265" style:family="text">
      <style:text-properties officeooo:rsid="019862bc"/>
    </style:style>
    <style:style style:name="T266" style:family="text">
      <style:text-properties officeooo:rsid="01986a5b"/>
    </style:style>
    <style:style style:name="T267" style:family="text">
      <style:text-properties fo:background-color="#fff200" loext:char-shading-value="0"/>
    </style:style>
    <style:style style:name="T268" style:family="text">
      <style:text-properties fo:background-color="#ffe994" loext:char-shading-value="0"/>
    </style:style>
    <style:style style:name="T269" style:family="text">
      <style:text-properties officeooo:rsid="01986a5b" fo:background-color="#ffe994" loext:char-shading-value="0"/>
    </style:style>
    <style:style style:name="T270" style:family="text">
      <style:text-properties officeooo:rsid="01a1c070" fo:background-color="#ffe994" loext:char-shading-value="0"/>
    </style:style>
    <style:style style:name="T271" style:family="text">
      <style:text-properties officeooo:rsid="0152abf1" fo:background-color="#ffe994" loext:char-shading-value="0"/>
    </style:style>
    <style:style style:name="T272" style:family="text">
      <style:text-properties officeooo:rsid="01a5294e" fo:background-color="#ffe994" loext:char-shading-value="0"/>
    </style:style>
    <style:style style:name="T273" style:family="text">
      <style:text-properties officeooo:rsid="01a5294e"/>
    </style:style>
    <style:style style:name="T274" style:family="text">
      <style:text-properties officeooo:rsid="01a547c4"/>
    </style:style>
    <style:style style:name="T275" style:family="text">
      <style:text-properties officeooo:rsid="01a5f661"/>
    </style:style>
    <style:style style:name="T276" style:family="text">
      <style:text-properties officeooo:rsid="0070c2cb"/>
    </style:style>
    <style:style style:name="T277" style:family="text">
      <style:text-properties officeooo:rsid="01aebf09"/>
    </style:style>
    <style:style style:name="T278" style:family="text">
      <style:text-properties officeooo:rsid="01b10e3e"/>
    </style:style>
    <style:style style:name="T279" style:family="text">
      <style:text-properties officeooo:rsid="01b18179"/>
    </style:style>
    <style:style style:name="T280" style:family="text">
      <style:text-properties officeooo:rsid="01b37ec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3"><text:a xlink:type="simple" xlink:href="#__RefHeading___Toc823_992051556" text:style-name="Index_20_Link" text:visited-style-name="Index_20_Link">1. "Tell Me About Yourself…"<text:tab/>3</text:a></text:p>
          <text:p text:style-name="P128"><text:a xlink:type="simple" xlink:href="#__RefHeading___Toc1215_1498367505" text:style-name="Index_20_Link" text:visited-style-name="Index_20_Link">1.2. "Why Did You Leave Your Last Job?"<text:tab/>4</text:a></text:p>
          <text:p text:style-name="P123"><text:a xlink:type="simple" xlink:href="#__RefHeading___Toc703_992051556" text:style-name="Index_20_Link" text:visited-style-name="Index_20_Link">2. "Why Should We Hire You?"<text:tab/>4</text:a></text:p>
          <text:p text:style-name="P123"><text:a xlink:type="simple" xlink:href="#__RefHeading___Toc2091_1674286283" text:style-name="Index_20_Link" text:visited-style-name="Index_20_Link">3. "Why Do You Want To Work For Us?"</text:a><text:a xlink:type="simple" xlink:href="#__RefHeading___Toc2091_1674286283" text:style-name="Index_20_Link" text:visited-style-name="Index_20_Link"> </text:a><text:a xlink:type="simple" xlink:href="#__RefHeading___Toc2091_1674286283" text:style-name="Index_20_Link" text:visited-style-name="Index_20_Link">Why do you want this job?</text:a><text:a xlink:type="simple" xlink:href="#__RefHeading___Toc2091_1674286283" text:style-name="Index_20_Link" text:visited-style-name="Index_20_Link"><text:tab/>4</text:a></text:p>
          <text:p text:style-name="P128"><text:a xlink:type="simple" xlink:href="#__RefHeading___Toc1330_3531016577" text:style-name="Index_20_Link" text:visited-style-name="Index_20_Link">3.1. What is your ideal work environment?<text:tab/>4</text:a></text:p>
          <text:p text:style-name="P128"><text:a xlink:type="simple" xlink:href="#__RefHeading___Toc1766_3451253654" text:style-name="Index_20_Link" text:visited-style-name="Index_20_Link">3.2 Co jest najważniejsze w firmie<text:tab/>5</text:a></text:p>
          <text:p text:style-name="P123"><text:a xlink:type="simple" xlink:href="#__RefHeading___Toc705_992051556" text:style-name="Index_20_Link" text:visited-style-name="Index_20_Link">4. "What Is Your Greatest Strength?"<text:tab/>5</text:a></text:p>
          <text:p text:style-name="P128"><text:a xlink:type="simple" xlink:href="#__RefHeading___Toc1314_3531016577" text:style-name="Index_20_Link" text:visited-style-name="Index_20_Link">4.1 5 najlepszych cech I dlaczego je uwarzasz za zalety<text:tab/>5</text:a></text:p>
          <text:p text:style-name="P123"><text:a xlink:type="simple" xlink:href="#__RefHeading___Toc707_992051556" text:style-name="Index_20_Link" text:visited-style-name="Index_20_Link">5. "What Is Your Greatest Weakness?"<text:tab/>5</text:a></text:p>
          <text:p text:style-name="P128"><text:a xlink:type="simple" xlink:href="#__RefHeading___Toc1316_3531016577" text:style-name="Index_20_Link" text:visited-style-name="Index_20_Link">5.1. I called your previous manager, what would he/​she say that you need to work on?<text:tab/>5</text:a></text:p>
          <text:p text:style-name="P128"><text:a xlink:type="simple" xlink:href="#__RefHeading___Toc1318_3531016577" text:style-name="Index_20_Link" text:visited-style-name="Index_20_Link">5.2. If you could change one thing about yourself, what would it be?<text:tab/>5</text:a></text:p>
          <text:p text:style-name="P128"><text:a xlink:type="simple" xlink:href="#__RefHeading___Toc1320_3531016577" text:style-name="Index_20_Link" text:visited-style-name="Index_20_Link">5.3 najgoszych cech<text:tab/>5</text:a></text:p>
          <text:p text:style-name="P123"><text:a xlink:type="simple" xlink:href="#__RefHeading___Toc1326_3531016577" text:style-name="Index_20_Link" text:visited-style-name="Index_20_Link">6. "Where Do You See Yourself In 5 Years?"<text:tab/>6</text:a></text:p>
          <text:p text:style-name="P123"><text:a xlink:type="simple" xlink:href="#__RefHeading___Toc713_992051556" text:style-name="Index_20_Link" text:visited-style-name="Index_20_Link">7. "What Is Your Greatest Accomplishment?"<text:tab/>6</text:a></text:p>
          <text:p text:style-name="P123"><text:a xlink:type="simple" xlink:href="#__RefHeading___Toc715_992051556" text:style-name="Index_20_Link" text:visited-style-name="Index_20_Link">8. "Describe A Difficult Work Situation And What You Did To Overcome It…"<text:tab/>6</text:a></text:p>
          <text:p text:style-name="P128"><text:a xlink:type="simple" xlink:href="#__RefHeading___Toc1768_3451253654" text:style-name="Index_20_Link" text:visited-style-name="Index_20_Link">8.1. Do you work well under pressure?<text:tab/>6</text:a></text:p>
          <text:p text:style-name="P128"><text:a xlink:type="simple" xlink:href="#__RefHeading___Toc1830_3451253654" text:style-name="Index_20_Link" text:visited-style-name="Index_20_Link">8.2 How do you handle change<text:tab/>6</text:a></text:p>
          <text:p text:style-name="P123"><text:a xlink:type="simple" xlink:href="#__RefHeading___Toc1328_3531016577" text:style-name="Index_20_Link" text:visited-style-name="Index_20_Link">9. How have you handled conflict in the past?<text:tab/>7</text:a></text:p>
          <text:p text:style-name="P128"><text:a xlink:type="simple" xlink:href="#__RefHeading___Toc1509_2415273515" text:style-name="Index_20_Link" text:visited-style-name="Index_20_Link">9.1. </text:a><text:a xlink:type="simple" xlink:href="#__RefHeading___Toc1509_2415273515" text:style-name="Index_20_Link" text:visited-style-name="Index_20_Link">What do you do when you have a problem with a co-worker?</text:a><text:a xlink:type="simple" xlink:href="#__RefHeading___Toc1509_2415273515" text:style-name="Index_20_Link" text:visited-style-name="Index_20_Link"><text:tab/>7</text:a></text:p>
          <text:p text:style-name="P123"><text:a xlink:type="simple" xlink:href="#__RefHeading___Toc659_438848379" text:style-name="Index_20_Link" text:visited-style-name="Index_20_Link">10. Co robisz w wolnym czasie?<text:tab/>7</text:a></text:p>
          <text:p text:style-name="P123"><text:a xlink:type="simple" xlink:href="#__RefHeading___Toc696_438848379" text:style-name="Index_20_Link" text:visited-style-name="Index_20_Link">11. Jak oceniłbyć poprzedniego pracodawcę<text:tab/>7</text:a></text:p>
          <text:p text:style-name="P123"><text:a xlink:type="simple" xlink:href="#__RefHeading___Toc1770_3451253654" text:style-name="Index_20_Link" text:visited-style-name="Index_20_Link">12. working with people<text:tab/>7</text:a></text:p>
          <text:p text:style-name="P123"><text:a xlink:type="simple" xlink:href="#__RefHeading___Toc1772_3451253654" text:style-name="Index_20_Link" text:visited-style-name="Index_20_Link">13. Are you willing to relocate?<text:tab/>7</text:a></text:p>
          <text:p text:style-name="P123"><text:a xlink:type="simple" xlink:href="#__RefHeading___Toc767_1115509086" text:style-name="Index_20_Link" text:visited-style-name="Index_20_Link">14. Ile chciałbym zarabiać.<text:tab/>8</text:a></text:p>
          <text:p text:style-name="P123"><text:a xlink:type="simple" xlink:href="#__RefHeading___Toc702_438848379" text:style-name="Index_20_Link" text:visited-style-name="Index_20_Link">14. Studia<text:tab/>8</text:a></text:p>
          <text:p text:style-name="P123"><text:a xlink:type="simple" xlink:href="#__RefHeading___Toc1774_3451253654" text:style-name="Index_20_Link" text:visited-style-name="Index_20_Link">15. o mnie<text:tab/>8</text:a></text:p>
          <text:p text:style-name="P123"><text:a xlink:type="simple" xlink:href="#__RefHeading___Toc1832_3451253654" text:style-name="Index_20_Link" text:visited-style-name="Index_20_Link">hobby<text:tab/>8</text:a></text:p>
          <text:p text:style-name="P139"><text:a xlink:type="simple" xlink:href="#__RefHeading___Toc1776_3451253654" text:style-name="Index_20_Link" text:visited-style-name="Index_20_Link">16. Inne pytania<text:tab/>9</text:a></text:p>
          <text:p text:style-name="P123"><text:a xlink:type="simple" xlink:href="#__RefHeading___Toc825_992051556" text:style-name="Index_20_Link" text:visited-style-name="Index_20_Link">17. "Do You Have Any Questions For Me?"<text:tab/>9</text:a></text:p>
          <text:p text:style-name="P139"><text:a xlink:type="simple" xlink:href="#__RefHeading___Toc771_1115509086" text:style-name="Index_20_Link" text:visited-style-name="Index_20_Link">Projekty<text:tab/>9</text:a></text:p>
          <text:p text:style-name="P128"><text:a xlink:type="simple" xlink:href="#__RefHeading___Toc1217_1498367505" text:style-name="Index_20_Link" text:visited-style-name="Index_20_Link"># Languide<text:tab/>9</text:a></text:p>
          <text:p text:style-name="P128"><text:a xlink:type="simple" xlink:href="#__RefHeading___Toc1219_1498367505" text:style-name="Index_20_Link" text:visited-style-name="Index_20_Link">Used technology<text:tab/>9</text:a></text:p>
          <text:p text:style-name="P128"><text:a xlink:type="simple" xlink:href="#__RefHeading___Toc773_1115509086" text:style-name="Index_20_Link" text:visited-style-name="Index_20_Link"># Gamification (Grywalizacja)<text:tab/>10</text:a></text:p>
          <text:p text:style-name="P128"><text:a xlink:type="simple" xlink:href="#__RefHeading___Toc775_1115509086" text:style-name="Index_20_Link" text:visited-style-name="Index_20_Link"># e-Wallet (e-Portfel)<text:tab/>10</text:a></text:p>
          <text:p text:style-name="P128"><text:a xlink:type="simple" xlink:href="#__RefHeading___Toc777_1115509086" text:style-name="Index_20_Link" text:visited-style-name="Index_20_Link"># Computer system for a Driver Training Center (OSK)<text:tab/>10</text:a></text:p>
          <text:p text:style-name="P128"><text:a xlink:type="simple" xlink:href="#__RefHeading___Toc779_1115509086" text:style-name="Index_20_Link" text:visited-style-name="Index_20_Link"># Website for a music band<text:tab/>11</text:a></text:p>
          <text:p text:style-name="P128"><text:a xlink:type="simple" xlink:href="#__RefHeading___Toc781_1115509086" text:style-name="Index_20_Link" text:visited-style-name="Index_20_Link"># Scholaris parser<text:tab/>11</text:a></text:p>
          <text:p text:style-name="P128"><text:a xlink:type="simple" xlink:href="#__RefHeading___Toc783_1115509086" text:style-name="Index_20_Link" text:visited-style-name="Index_20_Link"># JsonExport<text:tab/>11</text:a></text:p>
          <text:p text:style-name="P141"><text:a xlink:type="simple" xlink:href="#__RefHeading___Toc2093_1674286283" text:style-name="Index_20_Link" text:visited-style-name="Index_20_Link">Dalszy rozwój<text:tab/>11</text:a></text:p>
          <text:p text:style-name="P128"><text:a xlink:type="simple" xlink:href="#__RefHeading___Toc1834_3451253654" text:style-name="Index_20_Link" text:visited-style-name="Index_20_Link">Pytania ogólne<text:tab/>11</text:a></text:p>
          <text:p text:style-name="P128"><text:a xlink:type="simple" xlink:href="#__RefHeading___Toc1836_3451253654" text:style-name="Index_20_Link" text:visited-style-name="Index_20_Link">Pytania o zespół<text:tab/>12</text:a></text:p>
          <text:p text:style-name="P128"><text:a xlink:type="simple" xlink:href="#__RefHeading___Toc1838_3451253654" text:style-name="Index_20_Link" text:visited-style-name="Index_20_Link">Pytania techniczne<text:tab/>12</text:a></text:p>
          <text:p text:style-name="P128"><text:a xlink:type="simple" xlink:href="#__RefHeading___Toc1840_3451253654" text:style-name="Index_20_Link" text:visited-style-name="Index_20_Link">Pytania na zakończenie rozmowy<text:tab/>12</text:a></text:p>
          <text:p text:style-name="P123"><text:a xlink:type="simple" xlink:href="#__RefHeading___Toc2099_1674286283" text:style-name="Index_20_Link" text:visited-style-name="Index_20_Link">TIPS<text:tab/>13</text:a></text:p>
          <text:p text:style-name="P123"><text:a xlink:type="simple" xlink:href="#__RefHeading___Toc2101_1674286283" text:style-name="Index_20_Link" text:visited-style-name="Index_20_Link">Słownictwo<text:tab/>13</text:a></text:p>
        </text:index-body>
      </text:table-of-content>
      <text:h text:style-name="P106" text:outline-level="2"/>
      <text:p text:style-name="P45"/>
      <text:p text:style-name="P44"><text:soft-page-break/><text:span text:style-name="T208">Skrypt</text:span><text:span text:style-name="T258"><text:line-break/></text:span><text:a xlink:type="simple" xlink:href="#__RefHeading___Toc823_992051556" text:style-name="Index_20_Link" text:visited-style-name="Index_20_Link"><text:span text:style-name="T208">1. "Tell Me About Yourself…"</text:span></text:a><text:span text:style-name="T258"><text:line-break/>- </text:span><text:span text:style-name="T247">I</text:span><text:span text:style-name="T248"> graduated in </text:span><text:span text:style-name="T249">management and </text:span><text:span text:style-name="T248">computer science. </text:span><text:span text:style-name="T247">I </text:span><text:span text:style-name="T249">was working</text:span><text:span text:style-name="T247"> in..<text:line-break/>- </text:span><text:span text:style-name="T250">I have great interest in Java technologies.<text:line-break/>- I enjoy programming and I’d like to learn from competent programmers</text:span></text:p>
      <text:p text:style-name="P130"><text:a xlink:type="simple" xlink:href="#__RefHeading___Toc1215_1498367505" text:style-name="Index_20_Link" text:visited-style-name="Index_20_Link"><text:span text:style-name="T207">1.2. "Why Did You Leave Your Last Job?"</text:span></text:a><text:line-break/>- <text:span text:style-name="T227">because of my </text:span><text:span text:style-name="T228">grand</text:span><text:span text:style-name="T227">mother’s sickness. I also had to take care of…. </text:span><text:span text:style-name="T229">However,</text:span><text:span text:style-name="T59"> in my </text:span><text:span text:style-name="T60">s</text:span><text:span text:style-name="T87">pare time</text:span><text:span text:style-name="T59"> </text:span><text:span text:style-name="T230">I’</text:span><text:span text:style-name="T231">ve been </text:span><text:span text:style-name="T61">learnin</text:span><text:span text:style-name="T62">g</text:span><text:span text:style-name="T63"> </text:span><text:span text:style-name="T62">programming concepts </text:span></text:p>
      <text:p text:style-name="P96"><text:a xlink:type="simple" xlink:href="#__RefHeading___Toc703_992051556" text:style-name="Index_20_Link" text:visited-style-name="Index_20_Link"><text:span text:style-name="T207">2. "Why Should We Hire You?"</text:span></text:a></text:p>
      <text:p text:style-name="P53">Learning: Organisational: <text:span text:style-name="T183">Team player: </text:span></text:p>
      <text:p text:style-name="P97"><text:a xlink:type="simple" xlink:href="#__RefHeading___Toc1306_3531016577" text:style-name="Index_20_Link" text:visited-style-name="Index_20_Link"><text:span text:style-name="T207">3. "Why Do You Want To Work For Us?"</text:span></text:a><text:line-break/><text:span text:style-name="Strong_20_Emphasis"><text:span text:style-name="T88">I </text:span></text:span><text:span text:style-name="Strong_20_Emphasis"><text:span text:style-name="T89">had</text:span></text:span><text:span text:style-name="Strong_20_Emphasis"><text:span text:style-name="T88"> researched; Working with highly skilled programmers.</text:span></text:span></text:p>
      <text:p text:style-name="P134"><text:a xlink:type="simple" xlink:href="#__RefHeading___Toc1330_3531016577" text:style-name="Index_20_Link" text:visited-style-name="Index_20_Link"><text:span text:style-name="T207">3.1. What is your ideal work environment?</text:span></text:a><text:span text:style-name="T207"> </text:span><text:line-break/>- <text:span text:style-name="Emphasis"><text:span text:style-name="T128">workplaces where teamwork is important. </text:span></text:span></text:p>
      <text:p text:style-name="P134"><text:span text:style-name="Emphasis"><text:span text:style-name="T130">- </text:span></text:span><text:span text:style-name="Emphasis"><text:span text:style-name="T92">c</text:span></text:span><text:span text:style-name="Emphasis"><text:span text:style-name="T90">ommunication in the team are </text:span></text:span><text:span text:style-name="Emphasis"><text:span text:style-name="T92">critical</text:span></text:span><text:span text:style-name="Emphasis"><text:span text:style-name="T90">. </text:span></text:span><text:span text:style-name="Emphasis"><text:span text:style-name="T91">E</text:span></text:span><text:span text:style-name="Emphasis"><text:span text:style-name="T90">specially in</text:span></text:span></text:p>
      <text:p text:style-name="P98"><text:a xlink:type="simple" xlink:href="#__RefHeading___Toc705_992051556" text:style-name="Index_20_Link" text:visited-style-name="Index_20_Link"><text:span text:style-name="T207">4. "What Is Your Greatest Strength?"</text:span></text:a><text:line-break/>- <text:span text:style-name="T265">I am quick learner. </text:span><text:span text:style-name="T215">I like learning new skills<text:line-break/>- I taught myself how to use a program which allowed me to create better e-learning games. <text:line-break/>- In my free time I like to learn about new technology </text:span></text:p>
      <text:p text:style-name="P127"/>
      <text:p text:style-name="P129"><text:a xlink:type="simple" xlink:href="#__RefHeading___Toc1314_3531016577" text:style-name="Index_20_Link" text:visited-style-name="Index_20_Link"><text:span text:style-name="T207">4.1 5 najlepszych cech I dlaczego je uwarzasz za zalety</text:span></text:a></text:p>
      <text:list xml:id="list3489217846" text:style-name="L1">
        <text:list-header>
          <text:p text:style-name="P148"><text:span text:style-name="T176">1. I have </text:span><text:span text:style-name="T171">proficient organizational skills. </text:span><text:span text:style-name="T176">2. </text:span><text:span text:style-name="T171"><text:s/></text:span><text:span text:style-name="T174">I am fast learner </text:span><text:span text:style-name="T176">3. </text:span><text:span text:style-name="T174">logical thinking person. </text:span><text:span text:style-name="T176">4. </text:span><text:span text:style-name="T174">I am responsible. </text:span><text:span text:style-name="T176">5 </text:span><text:span text:style-name="T175">I am team player.</text:span></text:p>
        </text:list-header>
      </text:list>
      <text:p text:style-name="P99"><text:a xlink:type="simple" xlink:href="#__RefHeading___Toc707_992051556" text:style-name="Index_20_Link" text:visited-style-name="Index_20_Link"><text:span text:style-name="T207">5. "What Is Your Greatest Weakness?"</text:span></text:a><text:line-break/>- <text:span text:style-name="T240">I am not the best at graphic design and matching colours. </text:span></text:p>
      <text:p text:style-name="P104">- I learned CSS framework</text:p>
      <text:p text:style-name="P126"/>
      <text:p text:style-name="P131"><text:a xlink:type="simple" xlink:href="#__RefHeading___Toc1316_3531016577" text:style-name="Index_20_Link" text:visited-style-name="Index_20_Link"><text:span text:style-name="T207">5.1. I called your previous manager, what would he/​she say that you need to work on?</text:span></text:a><text:line-break/> <text:s text:c="4"/><text:span text:style-name="T241">I have to work on communicating my intentions.</text:span></text:p>
      <text:p text:style-name="P132"><text:a xlink:type="simple" xlink:href="#__RefHeading___Toc1318_3531016577" text:style-name="Index_20_Link" text:visited-style-name="Index_20_Link"><text:span text:style-name="T207">5.2. If you could change one thing about yourself, what would it be?</text:span></text:a><text:span text:style-name="T207"> </text:span><text:line-break/>- <text:span text:style-name="T251">I always wanted to make </text:span><text:span text:style-name="T252">good-looking</text:span><text:span text:style-name="T251"> applications. </text:span><text:span text:style-name="T253">But .. 5</text:span></text:p>
      <text:p text:style-name="P170"/>
      <text:p text:style-name="P131"><text:a xlink:type="simple" xlink:href="#__RefHeading___Toc1320_3531016577" text:style-name="Index_20_Link" text:visited-style-name="Index_20_Link"><text:span text:style-name="T207">5.3 najgoszych cech</text:span></text:a><text:line-break/> <text:s text:c="7"/><text:span text:style-name="T242">It is indecision (Indecisiveness)</text:span></text:p>
      <text:list xml:id="list3249917953" text:style-name="L2">
        <text:list-item>
          <text:p text:style-name="P142">matching colours -graphic design.</text:p>
        </text:list-item>
        <text:list-item>
          <text:p text:style-name="P144">Sometimes I don’t have motivation when I don’t see goals. </text:p>
        </text:list-item>
        <text:list-item>
          <text:p text:style-name="P144">I don’t have too much commercial experience on it.</text:p>
        </text:list-item>
      </text:list>
      <text:p text:style-name="P135"><text:s text:c="6"/><text:span text:style-name="T277">5. </text:span>I am a little bit shy when I meet new people.</text:p>
      <text:p text:style-name="P100"><text:a xlink:type="simple" xlink:href="#__RefHeading___Toc1326_3531016577" text:style-name="Index_20_Link" text:visited-style-name="Index_20_Link"><text:span text:style-name="T207">6. "Where Do You See Yourself In 5 Years?"</text:span></text:a><text:line-break/>- I believe I will be a middle-level </text:p>
      <text:p text:style-name="P125"><text:span text:style-name="T217">- I would be happy to develop my skills in</text:span><text:line-break/>- <text:span text:style-name="T216">I know that 5 years is a lot of time</text:span></text:p>
      <text:p text:style-name="P101"><text:a xlink:type="simple" xlink:href="#__RefHeading___Toc713_992051556" text:style-name="Index_20_Link" text:visited-style-name="Index_20_Link"><text:span text:style-name="T207">7. "What Is Your Greatest Accomplishment?"</text:span></text:a><text:line-break/><text:span text:style-name="T232">- I am most satisfied with the application I wrote. </text:span><text:span text:style-name="T233"><text:line-break/>-</text:span><text:span text:style-name="T237"> </text:span><text:span text:style-name="T238">parse</text:span><text:span text:style-name="T239">s</text:span><text:span text:style-name="T238"> data from csv to xml and create folder</text:span><text:span text:style-name="T233"><text:line-break/>- </text:span><text:span text:style-name="T236">personal accomplishment: </text:span><text:span text:style-name="T234">co-founding a sci-fi </text:span></text:p>
      <text:p text:style-name="P101"><text:a xlink:type="simple" xlink:href="#__RefHeading___Toc715_992051556" text:style-name="Index_20_Link" text:visited-style-name="Index_20_Link"><text:span text:style-name="T207">8. "Describe A Difficult Work Situation And What You Did To Overcome It…"</text:span></text:a><text:line-break/><text:span text:style-name="T218">- prepare a lot of digital materials<text:line-break/>- good to think outside the box </text:span></text:p>
      <text:p text:style-name="P133"><text:soft-page-break/><text:a xlink:type="simple" xlink:href="#__RefHeading___Toc1768_3451253654" text:style-name="Index_20_Link" text:visited-style-name="Index_20_Link"><text:span text:style-name="T207">8.1. Do you work well under pressure?</text:span></text:a><text:line-break/><text:span text:style-name="T235"> I always make plans; <text:s/>I try to focus on my work</text:span></text:p>
      <text:p text:style-name="P133"><text:a xlink:type="simple" xlink:href="#__RefHeading___Toc1830_3451253654" text:style-name="Index_20_Link" text:visited-style-name="Index_20_Link"><text:span text:style-name="T207">8.2 How do you handle change</text:span></text:a><text:line-break/><text:span text:style-name="T97">I'm flexible with my work; ... I'm not afraid of learning new and difficult things</text:span></text:p>
      <text:p text:style-name="P102"><text:a xlink:type="simple" xlink:href="#__RefHeading___Toc1328_3531016577" text:style-name="Index_20_Link" text:visited-style-name="Index_20_Link"><text:span text:style-name="T207">9. How have you handled conflict in the past?</text:span></text:a><text:line-break/><text:span text:style-name="T98">I handle conflicts by analyzing them. I'm a very analytical person</text:span></text:p>
      <text:p text:style-name="P133"><text:a xlink:type="simple" xlink:href="#__RefHeading___Toc1509_2415273515" text:style-name="Index_20_Link" text:visited-style-name="Index_20_Link"><text:span text:style-name="T207">9.1. </text:span></text:a><text:a xlink:type="simple" xlink:href="#__RefHeading___Toc1509_2415273515" text:style-name="Index_20_Link" text:visited-style-name="Index_20_Link"><text:span text:style-name="T207">What do </text:span></text:a><text:a xlink:type="simple" xlink:href="#__RefHeading___Toc1509_2415273515" text:style-name="Index_20_Link" text:visited-style-name="Index_20_Link"><text:span text:style-name="T207">you do when you </text:span></text:a><text:a xlink:type="simple" xlink:href="#__RefHeading___Toc1509_2415273515" text:style-name="Index_20_Link" text:visited-style-name="Index_20_Link"><text:span text:style-name="T207">have a </text:span></text:a><text:a xlink:type="simple" xlink:href="#__RefHeading___Toc1509_2415273515" text:style-name="Index_20_Link" text:visited-style-name="Index_20_Link"><text:span text:style-name="T207">problem</text:span></text:a><text:a xlink:type="simple" xlink:href="#__RefHeading___Toc1509_2415273515" text:style-name="Index_20_Link" text:visited-style-name="Index_20_Link"><text:span text:style-name="T207"> with a co-worker?</text:span></text:a><text:line-break/><text:span text:style-name="T98">I believe it's so important to talk to them</text:span></text:p>
      <text:p text:style-name="P96"><text:a xlink:type="simple" xlink:href="#__RefHeading___Toc659_438848379" text:style-name="Index_20_Link" text:visited-style-name="Index_20_Link"><text:span text:style-name="T207">10. Co robisz w wolnym czasie?</text:span></text:a></text:p>
      <text:p text:style-name="P49">- run and rollerblade;;<text:line-break/>- work on programming projects;; <text:line-break/>- read about concepts like;; listening to programming podcasts;; <text:line-break/>- I’ve started to manage </text:p>
      <text:p text:style-name="P96"><text:a xlink:type="simple" xlink:href="#__RefHeading___Toc696_438848379" text:style-name="Index_20_Link" text:visited-style-name="Index_20_Link"><text:span text:style-name="T207">11. Jak oceniłbyć poprzedniego pracodawcę</text:span></text:a></text:p>
      <text:p text:style-name="P77">- I had some freedom, I could decide<text:line-break/>- great <text:span text:style-name="T273">relations with other employees</text:span></text:p>
      <text:p text:style-name="P103"><text:a xlink:type="simple" xlink:href="#__RefHeading___Toc1770_3451253654" text:style-name="Index_20_Link" text:visited-style-name="Index_20_Link"><text:span text:style-name="T207">12. working with people</text:span></text:a><text:span text:style-name="T207"> </text:span><text:span text:style-name="T125">Do you like to work by yourself or with others?</text:span></text:p>
      <text:p text:style-name="P168">- It's great working in teams while getting and sharing ideas<text:line-break/>- nice to sit at your desk and work </text:p>
      <text:p text:style-name="P169"/>
      <text:p text:style-name="P103"><text:a xlink:type="simple" xlink:href="#__RefHeading___Toc767_1115509086" text:style-name="Index_20_Link" text:visited-style-name="Index_20_Link"><text:span text:style-name="T207">14. Ile chciałbym zarabiać.</text:span></text:a><text:span text:style-name="T207"> </text:span><text:span text:style-name="T211">I kiedy zacząć</text:span><text:span text:style-name="T274"><text:line-break/> - </text:span><text:span text:style-name="T219">Could you tell me what salary can I expect for this position? or range </text:span></text:p>
      <text:p text:style-name="P124"><text:span text:style-name="T220">2000 </text:span><text:span text:style-name="T221">net</text:span><text:span text:style-name="T220"> → 2</text:span><text:span text:style-name="T221">8</text:span><text:span text:style-name="T220">00 </text:span><text:span text:style-name="T221">gross<text:line-break/></text:span><text:span text:style-name="T274">november or start of the January</text:span></text:p>
      <text:p text:style-name="P96"><text:a xlink:type="simple" xlink:href="#__RefHeading___Toc825_992051556" text:style-name="Index_20_Link" text:visited-style-name="Index_20_Link"><text:span text:style-name="T207">17. "Do You Have Any Questions For Me?"</text:span></text:a></text:p>
      <text:p text:style-name="P80"><text:span text:style-name="T25">Could you tell me more about projects. </text:span><text:bookmark text:name="result_box141"/><text:span text:style-name="T25"><text:line-break/></text:span><text:span text:style-name="T21">What technologies are you using in this project?<text:line-break/></text:span><text:span text:style-name="T26">Does company have a courses program?<text:line-break/>How look employee integration in your company?<text:line-break/></text:span><text:span text:style-name="T21">How many programmers do your company employ?<text:line-break/>How many seniors are there in the team?<text:line-break/>How look like further steps in the interview process?<text:line-break/>What are the major responsibilities of this position? </text:span></text:p>
      <text:h text:style-name="P107" text:outline-level="2"><text:bookmark-start text:name="__RefHeading___Toc823_992051556"/>1. "Tell Me About Yourself…"<text:bookmark-end text:name="__RefHeading___Toc823_992051556"/></text:h>
      <text:p text:style-name="P87"><text:span text:style-name="T149">I</text:span><text:span text:style-name="T156"> graduated in </text:span><text:span text:style-name="T157">management and </text:span><text:span text:style-name="T156">computer science. </text:span><text:span text:style-name="T161">I </text:span><text:span text:style-name="T162">was working</text:span><text:span text:style-name="T161"> in EuroForum </text:span><text:span text:style-name="T149">where I helped develop an e-learning platform called “Zdobywcy wiedzy”. In that job I always tried to invent and implement a solution by making small program</text:span><text:span text:style-name="T158">s</text:span><text:span text:style-name="T149">. </text:span><text:span text:style-name="T163">U</text:span><text:span text:style-name="T161">nfortunately </text:span><text:span text:style-name="T163">I had to left </text:span><text:span text:style-name="T164">but I've been working as a freelancer</text:span><text:span text:style-name="T159"> in my spare time making games and websites.</text:span></text:p>
      <text:p text:style-name="P54"><text:span text:style-name="T268">I have great interest in Java technologies. I’ve made</text:span> applications in javaFx and in Android as private projects. Currently I develop a web application for learning foreign languages in Spring Boot.</text:p>
      <text:p text:style-name="P54">I enjoy programming and <text:span text:style-name="T268">I’d like to learn from competent programmers,</text:span> so I would be happy to work in this company.</text:p>
      <text:h text:style-name="P156" text:outline-level="3"><text:bookmark-start text:name="__RefHeading___Toc1215_1498367505"/><text:soft-page-break/><text:span text:style-name="T145">1</text:span>.<text:span text:style-name="T146">2.</text:span> "Why Did You Leave Your Last Job?"<text:bookmark-end text:name="__RefHeading___Toc1215_1498367505"/></text:h>
      <text:p text:style-name="P69"><text:span text:style-name="T9">I left from </text:span><text:span text:style-name="T11">Euro-Forum </text:span><text:span text:style-name="T9">because of my </text:span><text:span text:style-name="T27">grand</text:span><text:span text:style-name="T28">mother’s sickness. I also had to take care of my</text:span><text:span text:style-name="T9"> </text:span><text:span text:style-name="T10">family’s agricultural farm. </text:span><text:span text:style-name="T9">From that time </text:span><text:span text:style-name="T18">I was </text:span><text:span text:style-name="T19">mostly </text:span><text:span text:style-name="T18">working physically, and I was investing.</text:span></text:p>
      <text:p text:style-name="P69"><text:span text:style-name="T18">However,</text:span><text:span text:style-name="T43"> in my </text:span><text:span text:style-name="T44">s</text:span><text:span text:style-name="T86">pare time</text:span><text:span text:style-name="T43"> </text:span><text:span text:style-name="T29">I’</text:span><text:span text:style-name="T30">ve been </text:span><text:span text:style-name="T55">learning</text:span><text:span text:style-name="T56"> </text:span><text:span text:style-name="T55">programming concepts</text:span><text:span text:style-name="T50"> like: testing, design patterns.</text:span><text:span text:style-name="T51"> </text:span><text:span text:style-name="T50">I had few orders </text:span><text:span text:style-name="T52">for my clients </text:span><text:span text:style-name="T50">like mak</text:span><text:span text:style-name="T53">ing</text:span><text:span text:style-name="T50"> website</text:span><text:span text:style-name="T54">s</text:span><text:span text:style-name="T50"> and games.</text:span></text:p>
      <text:p text:style-name="P27"><text:span text:style-name="T70">I would </text:span><text:span text:style-name="T73">rather</text:span><text:span text:style-name="T70"> talk about </text:span><text:span text:style-name="T71">the </text:span><text:span text:style-name="T70">job in euroforum because it was the most similar to what I will be doing in your company.</text:span></text:p>
      <text:p text:style-name="P28">- I collected strawberries and raspberries in the field.<text:line-break/>- <text:span text:style-name="T259">I was investing on forex few months. <text:line-break/>- physical labour </text:span></text:p>
      <text:h text:style-name="P111" text:outline-level="2"><text:bookmark-start text:name="__RefHeading___Toc703_992051556"/>2. "Why Should We Hire You?"<text:bookmark-end text:name="__RefHeading___Toc703_992051556"/></text:h>
      <text:p text:style-name="P52"><text:span text:style-name="T207">Learning</text:span>: I have an analytical mind and I like to learn. For that reason I like <text:span text:style-name="T264">programming because you always can be better in it</text:span>.</text:p>
      <text:p text:style-name="P50"><text:span text:style-name="T209">Organisational</text:span><text:span text:style-name="T201">: I have proficient organizational skills, e</text:span>very day <text:span text:style-name="T183">I</text:span> make <text:span text:style-name="T185">a</text:span> schedule with my tasks and I prioritize them.</text:p>
      <text:p text:style-name="P70"><text:span text:style-name="T210">Team player</text:span><text:span text:style-name="T22">: I am team player I</text:span><text:span text:style-name="T5"> was co-founding a sci-fi club for which I organise</text:span><text:span text:style-name="T23">d</text:span><text:span text:style-name="T5"> large conventions.<text:line-break/></text:span><text:span text:style-name="Strong_20_Emphasis"><text:span text:style-name="T127">Dostosowane</text:span></text:span><text:span text:style-name="Strong_20_Emphasis"><text:span text:style-name="T126"> </text:span></text:span><text:span text:style-name="T193">- wymienić to co jest w ogłoszeniu o pracę</text:span></text:p>
      <text:h text:style-name="P122" text:outline-level="2"><text:bookmark-start text:name="__RefHeading___Toc2091_1674286283"/><text:span text:style-name="T224">3</text:span><text:span text:style-name="T225">. </text:span><text:span text:style-name="T226">"Why Do You Want To Work For Us?"</text:span><text:span text:style-name="Strong_20_Emphasis"><text:span text:style-name="T124"> </text:span></text:span><text:span text:style-name="Strong_20_Emphasis"><text:span text:style-name="T112">Why do you want this job?</text:span></text:span><text:bookmark-end text:name="__RefHeading___Toc2091_1674286283"/></text:h>
      <text:p text:style-name="P33"><text:bookmark text:name="docs-internal-guid-c8c33c3a-f538-495e-c75d-5786c4f9797d"/><text:span text:style-name="Strong_20_Emphasis"><text:span text:style-name="T88">I </text:span></text:span><text:span text:style-name="Strong_20_Emphasis"><text:span text:style-name="T89">had</text:span></text:span><text:span text:style-name="Strong_20_Emphasis"><text:span text:style-name="T88"> researched and I</text:span></text:span><text:span text:style-name="Strong_20_Emphasis"><text:span text:style-name="T89"> </text:span></text:span><text:span text:style-name="Strong_20_Emphasis"><text:span text:style-name="T88">read some great reviews from past employees of your company. I heard that you </text:span></text:span><text:span text:style-name="Strong_20_Emphasis"><text:span text:style-name="T93">make</text:span></text:span><text:span text:style-name="Strong_20_Emphasis"><text:span text:style-name="T88"> </text:span></text:span><text:span text:style-name="Strong_20_Emphasis"><text:span text:style-name="T94">many project</text:span></text:span><text:span text:style-name="Strong_20_Emphasis"><text:span text:style-name="T99">s</text:span></text:span><text:span text:style-name="Strong_20_Emphasis"><text:span text:style-name="T94"> using new technology.</text:span></text:span><text:span text:style-name="Strong_20_Emphasis"><text:span text:style-name="T88"> </text:span></text:span></text:p>
      <text:p text:style-name="P15"><text:span text:style-name="Strong_20_Emphasis"><text:span text:style-name="T101"/></text:span></text:p>
      <text:p text:style-name="P16"><text:span text:style-name="Strong_20_Emphasis"><text:span text:style-name="T103">Working on bigger project</text:span></text:span><text:span text:style-name="Strong_20_Emphasis"><text:span text:style-name="T104">s</text:span></text:span><text:span text:style-name="Strong_20_Emphasis"><text:span text:style-name="T103"> </text:span></text:span><text:span text:style-name="Strong_20_Emphasis"><text:span text:style-name="T101">with highly skilled programmers from whom I will be able to learn would be a great opportunity to develop my abilities (and to become a better programmer)</text:span></text:span></text:p>
      <text:p text:style-name="P16"><text:span text:style-name="Strong_20_Emphasis"><text:span text:style-name="T102"/></text:span></text:p>
      <text:p text:style-name="P16"><text:span text:style-name="Strong_20_Emphasis"><text:span text:style-name="T120">Dostosowane</text:span></text:span><text:span text:style-name="Strong_20_Emphasis"><text:span text:style-name="T117"> </text:span></text:span><text:span text:style-name="Strong_20_Emphasis"><text:span text:style-name="T113">informacj</text:span></text:span><text:span text:style-name="Strong_20_Emphasis"><text:span text:style-name="T117">e</text:span></text:span><text:span text:style-name="Strong_20_Emphasis"><text:span text:style-name="T113">. </text:span></text:span><text:span text:style-name="Strong_20_Emphasis"><text:span text:style-name="T112">Company culture and values Company growth/​success</text:span></text:span></text:p>
      <text:p text:style-name="P16"><text:span text:style-name="Strong_20_Emphasis"><text:span text:style-name="T112"/></text:span></text:p>
      <text:p text:style-name="P39"><text:span text:style-name="Strong_20_Emphasis"><text:span text:style-name="T115">I know that your company make large ERP systems. It’d be interesting for me because I have degree in management. </text:span></text:span><text:span text:style-name="Strong_20_Emphasis"><text:span text:style-name="T116">I know domain...</text:span></text:span></text:p>
      <text:p text:style-name="P38"><text:span text:style-name="Strong_20_Emphasis"><text:span text:style-name="T105">I graduated management and I like finance. </text:span></text:span><text:span text:style-name="Strong_20_Emphasis"><text:span text:style-name="T106">I’ve been investing on the forex and Polish stock market for 2 years.</text:span></text:span><text:span text:style-name="Strong_20_Emphasis"><text:span text:style-name="T105"> </text:span></text:span></text:p>
      <text:h text:style-name="P156" text:outline-level="3"><text:bookmark-start text:name="__RefHeading___Toc1330_3531016577"/>3.1. <text:span text:style-name="T193">What is your ideal work environment?</text:span><text:bookmark-end text:name="__RefHeading___Toc1330_3531016577"/></text:h>
      <text:p text:style-name="P92"><text:span text:style-name="Emphasis"><text:span text:style-name="T128">I enjoy </text:span></text:span><text:span text:style-name="Emphasis"><text:span text:style-name="T129">workplaces where teamwork is important.</text:span></text:span></text:p>
      <text:p text:style-name="P92"><text:span text:style-name="Emphasis"><text:span text:style-name="T92">I think </text:span></text:span><text:span text:style-name="Emphasis"><text:span text:style-name="T95">c</text:span></text:span><text:span text:style-name="Emphasis"><text:span text:style-name="T96">ommunication in the team are </text:span></text:span><text:span text:style-name="Emphasis"><text:span text:style-name="T95">critical</text:span></text:span><text:span text:style-name="Emphasis"><text:span text:style-name="T96">.</text:span></text:span><text:span text:style-name="Emphasis"><text:span text:style-name="T90"> </text:span></text:span><text:span text:style-name="Emphasis"><text:span text:style-name="T91">E</text:span></text:span><text:span text:style-name="Emphasis"><text:span text:style-name="T90">specially in a company where the product depends on people's work and inventions/ideas.</text:span></text:span></text:p>
      <text:p text:style-name="P47"><text:span text:style-name="Emphasis"><text:span text:style-name="T100">I want to work somewhere where I’ll have opportunities to develop my skills, take on interesting projects, and work with people I can really learn from.</text:span></text:span></text:p>
      <text:h text:style-name="P156" text:outline-level="3"><text:bookmark-start text:name="__RefHeading___Toc1766_3451253654"/><text:soft-page-break/><text:span text:style-name="T205">3.2 </text:span>Co jest najważniejsze w firmie <text:s/><text:bookmark-end text:name="__RefHeading___Toc1766_3451253654"/></text:h>
      <text:p text:style-name="P9"><text:span text:style-name="Emphasis"><text:span text:style-name="T111">Definitely it is the people.</text:span></text:span><text:span text:style-name="Emphasis"><text:span text:style-name="T107"> </text:span></text:span><text:span text:style-name="Emphasis"><text:span text:style-name="T109">I think c</text:span></text:span><text:span text:style-name="Emphasis"><text:span text:style-name="T107">ommunication in the team are </text:span></text:span><text:span text:style-name="Emphasis"><text:span text:style-name="T109">critical</text:span></text:span><text:span text:style-name="Emphasis"><text:span text:style-name="T107">. </text:span></text:span><text:span text:style-name="Emphasis"><text:span text:style-name="T108">E</text:span></text:span><text:span text:style-name="Emphasis"><text:span text:style-name="T107">specially in a company where the product depends on people's work and inventions/ideas. It is </text:span></text:span><text:span text:style-name="Emphasis"><text:span text:style-name="T108">also </text:span></text:span><text:span text:style-name="Emphasis"><text:span text:style-name="T107">nice to have someone from you can learn </text:span></text:span><text:span text:style-name="Emphasis"><text:span text:style-name="T110">or share ideas.</text:span></text:span></text:p>
      <text:h text:style-name="P111" text:outline-level="2"><text:bookmark-start text:name="__RefHeading___Toc705_992051556"/><text:span text:style-name="T189">4</text:span><text:span text:style-name="T188">. "What Is Your Greatest Strength?"</text:span><text:bookmark-end text:name="__RefHeading___Toc705_992051556"/></text:h>
      <text:p text:style-name="P29"><text:span text:style-name="T267">I am a quick learner</text:span> <text:span text:style-name="T265">and </text:span>I like learning new skills. <text:line-break/>For example, in my <text:span text:style-name="T266">old</text:span> job I taught myself how to use a program which allowed me to create better e-learning games. <text:span text:style-name="T260">I didn’t have to do it but I thought that will be better for the company.</text:span></text:p>
      <text:p text:style-name="P32"><text:span text:style-name="T148"><text:line-break/>In my free time I</text:span><text:span text:style-name="T177"> like to learn about new technology</text:span><text:span text:style-name="T148"> using courses on websites, like udacity or edx. </text:span><text:span text:style-name="T153">C</text:span><text:span text:style-name="T160">odeacademy, codeschool</text:span></text:p>
      <text:h text:style-name="P156" text:outline-level="3"><text:bookmark-start text:name="__RefHeading___Toc1314_3531016577"/><text:span text:style-name="T191">4.1 </text:span>5 najlepszych cech I dlaczego je uwarzasz za zalety<text:bookmark-end text:name="__RefHeading___Toc1314_3531016577"/></text:h>
      <text:list xml:id="list134852983691727" text:continue-list="list3489217846" text:style-name="L1">
        <text:list-item>
          <text:p text:style-name="P149"><text:span text:style-name="T171">I</text:span><text:span text:style-name="T178"> have proficient organizational skills.</text:span><text:span text:style-name="T171"> </text:span><text:span text:style-name="T172">It is </text:span><text:span text:style-name="T166">my organizational skills. </text:span><text:span text:style-name="T149">Every day </text:span><text:span text:style-name="T154">I</text:span><text:span text:style-name="T149"> make </text:span><text:span text:style-name="T150">a </text:span><text:span text:style-name="T149">schedule with my tasks. </text:span><text:span text:style-name="T151">In my old job I had very different tasks from network administration to creat</text:span><text:span text:style-name="T150">ing</text:span><text:span text:style-name="T151"> education game and website. </text:span><text:span text:style-name="T152">I had to </text:span><text:span text:style-name="T149">prioritize </text:span><text:span text:style-name="T152">and finish them, </text:span><text:span text:style-name="T153">and I was good with that.</text:span></text:p>
        </text:list-item>
        <text:list-item>
          <text:p text:style-name="P150">I am fast learner and <text:span text:style-name="T261">hard-working</text:span> person.</text:p>
        </text:list-item>
        <text:list-item>
          <text:p text:style-name="P150">I am a logical thinking person.</text:p>
        </text:list-item>
        <text:list-item>
          <text:p text:style-name="P150">I am responsible.</text:p>
        </text:list-item>
        <text:list-item>
          <text:p text:style-name="P151">I am team player.</text:p>
        </text:list-item>
      </text:list>
      <text:h text:style-name="P108" text:outline-level="2"><text:bookmark-start text:name="__RefHeading___Toc707_992051556"/><text:span text:style-name="T184">5</text:span>. "<text:span text:style-name="T188">What Is Your Greatest Weakness?"</text:span><text:bookmark-end text:name="__RefHeading___Toc707_992051556"/></text:h>
      <text:p text:style-name="P31">I am not the best at <text:span text:style-name="T268">graphic design and matching colours. </text:span></text:p>
      <text:p text:style-name="P31"/>
      <text:p text:style-name="P31">However, graphic designers gave me some tips while we worked together.<text:span text:style-name="T268"> I also learned CSS framework</text:span><text:span text:style-name="T269">s</text:span>, like bootstrap, Materialize in order to be more efficient at building layouts for websites.</text:p>
      <text:p text:style-name="P30"/>
      <text:h text:style-name="P158" text:outline-level="3"><text:bookmark-start text:name="__RefHeading___Toc1316_3531016577"/><text:span text:style-name="T167">5.1. </text:span><text:span text:style-name="T168">I called your previous manager,</text:span><text:span text:style-name="T169"> what would he/​she say that you need to work on?</text:span><text:bookmark-end text:name="__RefHeading___Toc1316_3531016577"/></text:h>
      <text:p text:style-name="P82">I think he would say that I have to work on <text:span text:style-name="T268">communicating my intentions.</text:span> Sometimes I had a thought time to explain what I will do because my previous manager don’t know too much about IT. <text:s/><text:span text:style-name="T268">I was trying to make a prototype to deal with that. </text:span></text:p>
      <text:h text:style-name="P156" text:outline-level="3"><text:bookmark-start text:name="__RefHeading___Toc1318_3531016577"/><text:span text:style-name="T190">5.2. </text:span>If you could change one thing about yourself, what would it be?<text:bookmark-end text:name="__RefHeading___Toc1318_3531016577"/></text:h>
      <text:p text:style-name="P88">I always wanted to make <text:span text:style-name="T202">good-looking</text:span> applications. <text:span text:style-name="T194">But .. 5</text:span></text:p>
      <text:h text:style-name="P156" text:outline-level="3"><text:bookmark-start text:name="__RefHeading___Toc1320_3531016577"/><text:span text:style-name="T186">5.3</text:span> <text:span text:style-name="T186">najgoszych </text:span>cech <text:bookmark-end text:name="__RefHeading___Toc1320_3531016577"/></text:h>
      <text:p text:style-name="P23"/>
      <text:list xml:id="list134854508860457" text:continue-list="list3249917953" text:style-name="L2">
        <text:list-item text:start-value="1">
          <text:p text:style-name="P146">It is indecision (Indecisiveness) - It takes me a long time to decide because I always try to consider all the options for and against</text:p>
        </text:list-item>
        <text:list-item>
          <text:p text:style-name="P143">I have problems with matching colours when I have to work on graphic design.</text:p>
        </text:list-item>
        <text:list-item>
          <text:p text:style-name="P145">Sometimes I don’t have motivation when I don’t see goals. </text:p>
        </text:list-item>
        <text:list-item>
          <text:p text:style-name="P143"><text:soft-page-break/>I think I need more experience <text:span text:style-name="T194">in programming. I don’t have too much commercial experience on it.</text:span></text:p>
        </text:list-item>
        <text:list-item>
          <text:p text:style-name="P147">I am a little bit shy when I meet new people.</text:p>
        </text:list-item>
      </text:list>
      <text:h text:style-name="P112" text:outline-level="2"><text:bookmark-start text:name="__RefHeading___Toc1326_3531016577"/><text:span text:style-name="T192">6</text:span>.<text:span text:style-name="T188"> "Where Do You See Yourself In 5 Years?"</text:span><text:bookmark-end text:name="__RefHeading___Toc1326_3531016577"/></text:h>
      <text:p text:style-name="P72">I believe I will be a <text:span text:style-name="T268">middle-level developer in your company</text:span>. I am sure I will have opportunities to grow and advance my career. </text:p>
      <text:p text:style-name="P72">I would be happy to <text:span text:style-name="T268">develop my skills in technology such as</text:span> Spring, Java, JavaScript or TypeScript, or learn new ones like Kotlin and Angular. </text:p>
      <text:p text:style-name="P71"><text:span text:style-name="T195">I know that 5 years is a lot of time.I can use my </text:span>management<text:span text:style-name="T38"> skills </text:span>what <text:span text:style-name="T194">I</text:span> learned <text:span text:style-name="T196">at the university and try to become a team leader. What would not happen I will always do everything/ be determinate to achieve my goals.</text:span></text:p>
      <text:h text:style-name="P109" text:outline-level="2"><text:bookmark-start text:name="__RefHeading___Toc713_992051556"/>7. "What Is Your Greatest Accomplishment?"<text:bookmark-end text:name="__RefHeading___Toc713_992051556"/></text:h>
      <text:p text:style-name="P73"><text:span text:style-name="T6">- I am most satisfied with the application I wrote. </text:span><text:span text:style-name="T12"><text:line-break/>-</text:span><text:span text:style-name="T31"> </text:span><text:span text:style-name="T32">parse</text:span><text:span text:style-name="T33">s</text:span><text:span text:style-name="T32"> data from csv to xml and create folder</text:span><text:span text:style-name="T12"><text:line-break/>- </text:span><text:span text:style-name="T24">co-founding a sci-fi </text:span></text:p>
      <text:p text:style-name="P56"><text:span text:style-name="T17">When I worked in Euro-forum </text:span><text:span text:style-name="T6">I had very different tasks from network administration to create </text:span><text:span text:style-name="T20">e-learnig</text:span><text:span text:style-name="T6"> game</text:span><text:span text:style-name="T8">s </text:span><text:span text:style-name="T6">and website. </text:span><text:bookmark text:name="result_box8"/>However, I am most satisfied with the application I wrote. This program greatly accelerated data processing and packaging of <text:span text:style-name="T140">e-learning</text:span> materials.</text:p>
      <text:p text:style-name="P57"><text:span text:style-name="T203">It is a</text:span> simple tool written in Java that <text:span text:style-name="T268">parse</text:span><text:span text:style-name="T270">s</text:span><text:span text:style-name="T268"> data from csv to xml and create folder</text:span> hierarchy for e-learning material<text:span text:style-name="T199">s</text:span>. Xml formatting is correct according to the scholaris guide. </text:p>
      <text:p text:style-name="P57"><text:span text:style-name="T256">The </text:span>One of my personal accomplishment was co-founding a sci-fi club for which I organise<text:span text:style-name="T256">d</text:span> large conventions.</text:p>
      <text:h text:style-name="P118" text:outline-level="2"><text:bookmark-start text:name="__RefHeading___Toc715_992051556"/><text:span text:style-name="T42">8. </text:span>"Describe A Difficult Work Situation And What You Did To Overcome It…"<text:bookmark-end text:name="__RefHeading___Toc715_992051556"/></text:h>
      <text:p text:style-name="P74">I had to <text:span text:style-name="T268">prepare a lot of digital materials</text:span> and send this to server. I didn't have much time, so <text:span text:style-name="T38">I made</text:span> <text:span text:style-name="T138">an </text:span>application. This program greatly accelerated data processing and packaging of <text:span text:style-name="T64">e-learning</text:span> materials. <text:span text:style-name="T271">It</text:span><text:span text:style-name="T268"> is good to think outside the box</text:span> <text:span text:style-name="T204">and </text:span>look for a solution that would automate <text:span text:style-name="T197">a</text:span> process in the <text:span text:style-name="T197">organization.<text:line-break/></text:span>jaki był problem → jak rozwiązałem → jaki był rezultat</text:p>
      <text:h text:style-name="Heading_20_3" text:outline-level="3"><text:bookmark-start text:name="__RefHeading___Toc1768_3451253654"/><text:span text:style-name="T255">8.1. </text:span><text:span text:style-name="T246">Do you work well under pressure?</text:span><text:bookmark-end text:name="__RefHeading___Toc1768_3451253654"/></text:h>
      <text:p text:style-name="P41"><text:span text:style-name="T243">Yes, </text:span><text:span text:style-name="T245">I always make plans</text:span><text:span text:style-name="T243"> to avoid the stressful situations. </text:span><text:span text:style-name="T244">It’s also an good idea to divide one large task into few smaller. </text:span><text:span text:style-name="T243">If I am in this kind of situation </text:span><text:span text:style-name="T245">I try to focus on my work</text:span><text:span text:style-name="T243"> and do it well.<text:line-break/></text:span><text:a xlink:type="simple" xlink:href="http://www.talkenglish.com/audio871/AudioTE1/I15/sentence/I15S4.mp3" text:style-name="Internet_20_link" text:visited-style-name="Visited_20_Internet_20_Link"><text:span text:style-name="T75">I work well under pressure because I don't panic. I maintain self control and work as efficiently as possible. In all my experiences, I did well and I always enjoyed the experience.</text:span></text:a><text:span text:style-name="T118">"</text:span></text:p>
      <text:h text:style-name="P159" text:outline-level="3"><text:bookmark-start text:name="__RefHeading___Toc1830_3451253654"/><text:span text:style-name="T254">8.2 </text:span><text:span text:style-name="T246">How do you handle change</text:span><text:bookmark-end text:name="__RefHeading___Toc1830_3451253654"/></text:h>
      <text:p text:style-name="P93"><text:span text:style-name="T121">"</text:span><text:a xlink:type="simple" xlink:href="http://www.talkenglish.com/audio871/AudioTE1/I13/sentence/I13S5.mp3" text:style-name="Internet_20_link" text:visited-style-name="Visited_20_Internet_20_Link"><text:span text:style-name="T78">I'm good at dealing with change because </text:span></text:a><text:a xlink:type="simple" xlink:href="http://www.talkenglish.com/audio871/AudioTE1/I13/sentence/I13S5.mp3" text:style-name="Internet_20_link" text:visited-style-name="Visited_20_Internet_20_Link"><text:span text:style-name="T81">I'm flexible with my work and abilities. I'm not afraid of learning new and difficult things</text:span></text:a><text:a xlink:type="simple" xlink:href="http://www.talkenglish.com/audio871/AudioTE1/I13/sentence/I13S5.mp3" text:style-name="Internet_20_link" text:visited-style-name="Visited_20_Internet_20_Link"><text:span text:style-name="T78">. Whenever I'm faced with a change, I'll put in extra effort to make the change a smooth transition.</text:span></text:a><text:span text:style-name="T121">"</text:span></text:p>
      <text:p text:style-name="P140"><text:bookmark-start text:name="__RefHeading___Toc1134_2105182966"/><text:soft-page-break/>Are you better at anticipating or reacting to problems<text:bookmark-end text:name="__RefHeading___Toc1134_2105182966"/></text:p>
      <text:p text:style-name="P42"><text:span text:style-name="T119">"</text:span><text:a xlink:type="simple" xlink:href="http://www.talkenglish.com/audio871/AudioTE1/I16/sentence/I16S4.mp3" text:style-name="Internet_20_link" text:visited-style-name="Visited_20_Internet_20_Link"><text:span text:style-name="T77">I'm very observant and aware of what's going on, </text:span></text:a><text:a xlink:type="simple" xlink:href="http://www.talkenglish.com/audio871/AudioTE1/I16/sentence/I16S4.mp3" text:style-name="Internet_20_link" text:visited-style-name="Visited_20_Internet_20_Link"><text:span text:style-name="T76">so I'm stronger at anticipating problems.</text:span></text:a><text:span text:style-name="T114">"</text:span></text:p>
      <text:h text:style-name="P155" text:outline-level="2"><text:bookmark-start text:name="__RefHeading___Toc1328_3531016577"/>9. How have you handled conflict in the past?<text:bookmark-end text:name="__RefHeading___Toc1328_3531016577"/></text:h>
      <text:p text:style-name="P14"><text:span text:style-name="T123">"</text:span><text:a xlink:type="simple" xlink:href="http://www.talkenglish.com/audio871/AudioTE1/I99/sentence/I99S3.mp3" text:style-name="Internet_20_link" text:visited-style-name="Visited_20_Internet_20_Link"><text:span text:style-name="T80">I handle conflicts </text:span></text:a><text:a xlink:type="simple" xlink:href="http://www.talkenglish.com/audio871/AudioTE1/I99/sentence/I99S3.mp3" text:style-name="Internet_20_link" text:visited-style-name="Visited_20_Internet_20_Link"><text:span text:style-name="T83">by analyzing them. I'm a very analytical person </text:span></text:a><text:a xlink:type="simple" xlink:href="http://www.talkenglish.com/audio871/AudioTE1/I99/sentence/I99S3.mp3" text:style-name="Internet_20_link" text:visited-style-name="Visited_20_Internet_20_Link"><text:span text:style-name="T80">and I feel all problems have a solution. I usually think about the conflict and find ways to deal with it.</text:span></text:a><text:span text:style-name="T123">"</text:span></text:p>
      <text:p text:style-name="P19"/>
      <text:h text:style-name="P160" text:outline-level="3"><text:bookmark-start text:name="__RefHeading___Toc1509_2415273515"/><text:span text:style-name="T132">9.1. </text:span><text:span text:style-name="T131">What do you do when you have a problem with a co-worker?</text:span><text:bookmark-end text:name="__RefHeading___Toc1509_2415273515"/></text:h>
      <text:p text:style-name="Text_20_body"><text:span text:style-name="T122">"</text:span><text:a xlink:type="simple" xlink:href="http://www.talkenglish.com/audio871/AudioTE1/I98/sentence/I98S2.mp3" text:style-name="Internet_20_link" text:visited-style-name="Visited_20_Internet_20_Link"><text:span text:style-name="T79">If I have a problem with a co-worker, </text:span></text:a><text:a xlink:type="simple" xlink:href="http://www.talkenglish.com/audio871/AudioTE1/I98/sentence/I98S2.mp3" text:style-name="Internet_20_link" text:visited-style-name="Visited_20_Internet_20_Link"><text:span text:style-name="T82">I believe it's so important to talk to them</text:span></text:a><text:a xlink:type="simple" xlink:href="http://www.talkenglish.com/audio871/AudioTE1/I98/sentence/I98S2.mp3" text:style-name="Internet_20_link" text:visited-style-name="Visited_20_Internet_20_Link"><text:span text:style-name="T79">. Even if I'm the one with the problem, I want to know so I can be a better team mate.</text:span></text:a><text:span text:style-name="T122">"</text:span></text:p>
      <text:h text:style-name="P119" text:outline-level="2"><text:bookmark-start text:name="__RefHeading___Toc659_438848379"/><text:span text:style-name="T64">10. </text:span>Co robisz w wolnym czasie?<text:bookmark-end text:name="__RefHeading___Toc659_438848379"/></text:h>
      <text:p text:style-name="P75">I like to run and rollerblade in my free time. I also like to <text:span text:style-name="T268">work on programming projects.</text:span> I <text:span text:style-name="T257">also </text:span>watch and read <text:span text:style-name="T268">about concepts</text:span> <text:span text:style-name="T257">like</text:span>: testing, design patterns, and new technology. Lastly, I enjoy <text:span text:style-name="T268">listening to programming podcasts</text:span>, especially while running. <text:line-break/><text:span text:style-name="T49">Recently </text:span><text:span text:style-name="T57">I’ve started to</text:span><text:span text:style-name="T58"> manage </text:span><text:span text:style-name="T48">the blog. </text:span></text:p>
      <text:p text:style-name="P48"><text:span text:style-name="T198">podcasts</text:span>’ list: <text:span text:style-name="T198">coding blocks, java pub house, Programming Throwdown, going linux, Android Developers Backstage, chwast.it </text:span></text:p>
      <text:h text:style-name="P110" text:outline-level="2"><text:bookmark-start text:name="__RefHeading___Toc696_438848379"/>11. <text:span text:style-name="T42">Jak oceniłbyć poprzedniego pracodawcę</text:span><text:bookmark-end text:name="__RefHeading___Toc696_438848379"/></text:h>
      <text:p text:style-name="P76"><text:span text:style-name="T137">He was v</text:span>ery good. <text:span text:style-name="T268">I had some freedom in Euro-Forum, I could decide what to do</text:span>. <text:span text:style-name="T140">For example I could m</text:span>ake a game or a website. I also could pick tools or technology. <text:span text:style-name="T268">I had great </text:span><text:span text:style-name="T272">relations with other employees</text:span>, <text:span text:style-name="T187">u</text:span>ntil today I have contact to many of people from <text:span text:style-name="T143">that</text:span> job.</text:p>
      <text:h text:style-name="P113" text:outline-level="2"><text:bookmark-start text:name="__RefHeading___Toc1770_3451253654"/><text:span text:style-name="T205">12</text:span>. <text:span text:style-name="T206">working with people</text:span><text:bookmark-end text:name="__RefHeading___Toc1770_3451253654"/></text:h>
      <text:p text:style-name="P83">Do you like to work by yourself or with others?</text:p>
      <text:p text:style-name="P94"><text:a xlink:type="simple" xlink:href="http://www.talkenglish.com/audio871/AudioTE1/I103/sentence/I103S2.mp3" text:style-name="Internet_20_link" text:visited-style-name="Visited_20_Internet_20_Link"><text:span text:style-name="T133">I like the </text:span></text:a><text:a xlink:type="simple" xlink:href="http://www.talkenglish.com/audio871/AudioTE1/I103/sentence/I103S2.mp3" text:style-name="Internet_20_link" text:visited-style-name="Visited_20_Internet_20_Link"><text:span text:style-name="T134">combination of the two. It's great working in teams while getting and sharing ideas </text:span></text:a><text:a xlink:type="simple" xlink:href="http://www.talkenglish.com/audio871/AudioTE1/I103/sentence/I103S2.mp3" text:style-name="Internet_20_link" text:visited-style-name="Visited_20_Internet_20_Link"><text:span text:style-name="T133">with each other, but it's also </text:span></text:a><text:a xlink:type="simple" xlink:href="http://www.talkenglish.com/audio871/AudioTE1/I103/sentence/I103S2.mp3" text:style-name="Internet_20_link" text:visited-style-name="Visited_20_Internet_20_Link"><text:span text:style-name="T134">nice to sit at your desk and work </text:span></text:a><text:a xlink:type="simple" xlink:href="http://www.talkenglish.com/audio871/AudioTE1/I103/sentence/I103S2.mp3" text:style-name="Internet_20_link" text:visited-style-name="Visited_20_Internet_20_Link"><text:span text:style-name="T133">hard productively. I like to do both so it's hard to choose one over the other.</text:span></text:a><text:span text:style-name="T135">"</text:span></text:p>
      <text:p text:style-name="P83">Do you work well with others?</text:p>
      <text:p text:style-name="P58"><text:span text:style-name="T14">I think that I am good team player. I co-founded big conventions and at the university </text:span><text:span text:style-name="T15">I</text:span><text:span text:style-name="T14"> had many group project</text:span><text:span text:style-name="T15">s</text:span><text:span text:style-name="T14">. I was doing well.</text:span></text:p>
      <text:h text:style-name="P110" text:outline-level="2"><text:bookmark-start text:name="__RefHeading___Toc1772_3451253654"/><text:span text:style-name="T65">13. </text:span><text:span text:style-name="T207">Are you willing to relocate?</text:span><text:bookmark-end text:name="__RefHeading___Toc1772_3451253654"/></text:h>
      <text:p text:style-name="P59"><text:span text:style-name="T200">I'm not afraid</text:span> <text:span text:style-name="T200">to </text:span>move to different location. Now I live in small <text:span text:style-name="T200">town, so</text:span> I will move to bigger sooner or <text:span text:style-name="T200">later.</text:span></text:p>
      <text:p text:style-name="P43"><text:span text:style-name="T118">"</text:span><text:a xlink:type="simple" xlink:href="http://www.talkenglish.com/audio871/AudioTE1/I118/sentence/I118S3.mp3" text:style-name="Internet_20_link" text:visited-style-name="Visited_20_Internet_20_Link"><text:span text:style-name="T75">I love change and I'd definitely be willing to relocate.</text:span></text:a><text:span text:style-name="T118">"</text:span></text:p>
      <text:p text:style-name="P91"><text:span text:style-name="T65">13. 1 </text:span>Kiedy chcę zacząć pracę?</text:p>
      <text:p text:style-name="P60">I can start work from next week/month <text:span text:style-name="T138">in october</text:span></text:p>
      <text:h text:style-name="P114" text:outline-level="2"><text:bookmark-start text:name="__RefHeading___Toc767_1115509086"/><text:soft-page-break/><text:span text:style-name="T136">14. </text:span>Ile chciałbym zarabiać. <text:bookmark-end text:name="__RefHeading___Toc767_1115509086"/></text:h>
      <text:p text:style-name="P61">I would like to earn </text:p>
      <text:p text:style-name="P78">Could you tell me what salary can I expect for this position? or range </text:p>
      <text:p text:style-name="P79">2000 <text:span text:style-name="T274">net</text:span> → 2<text:span text:style-name="T274">8</text:span>00 <text:span text:style-name="T274">gross</text:span></text:p>
      <text:p text:style-name="P62">Można poprosić o widełki? Średnia dla programisty juniora to… 3700 brutto <text:s/><text:span text:style-name="T139">(2600 netto)</text:span>??</text:p>
      <text:h text:style-name="P113" text:outline-level="2"><text:bookmark-start text:name="__RefHeading___Toc702_438848379"/><text:span text:style-name="T205">14</text:span>. <text:span text:style-name="T206">Studia</text:span><text:bookmark-end text:name="__RefHeading___Toc702_438848379"/></text:h>
      <text:p text:style-name="P89"><text:span text:style-name="T165">What academic courses did you like the most / the least?</text:span><text:span text:style-name="T148"> </text:span><text:bookmark text:name="result_box16"/><text:span text:style-name="T148"><text:line-break/>It was </text:span><text:span text:style-name="T179">the </text:span><text:span text:style-name="T148">algori</text:span><text:span text:style-name="T170">thm </text:span><text:span text:style-name="T179">course</text:span><text:span text:style-name="T148"> because I like to solve puzzles. </text:span></text:p>
      <text:p text:style-name="P84">Which academic course did you find most difficult?</text:p>
      <text:p text:style-name="P51">Physics – I like physics but from the bigger perspective not necessarily when I have to learn <text:span text:style-name="T200">a resistance equation. </text:span></text:p>
      <text:p text:style-name="P84">Why did you choose your major? <text:span text:style-name="T39">Specjalizacja</text:span></text:p>
      <text:p text:style-name="P63"><text:span text:style-name="T141">I moved from UMCS to WSPiA and I had to choose a </text:span><text:span text:style-name="T13">Computer Networks</text:span><text:span text:style-name="T141"> because the course of mobile applications started earlier. It was a european Union Project. </text:span></text:p>
      <text:h text:style-name="P115" text:outline-level="2"><text:bookmark-start text:name="__RefHeading___Toc1774_3451253654"/><text:span text:style-name="T205">15</text:span>. <text:span text:style-name="T212">o mnie</text:span><text:bookmark-end text:name="__RefHeading___Toc1774_3451253654"/></text:h>
      <text:p text:style-name="P85">Have you done any volunteer work?</text:p>
      <text:p text:style-name="P64"><text:span text:style-name="T16">Nowadays </text:span><text:span text:style-name="T155">I am only blood </text:span><text:span text:style-name="T16">donor, in the past I set up (co-founted) a sci-fi club and organized large conventions.</text:span></text:p>
      <text:p text:style-name="P85">What is your <text:span text:style-name="T66">favorite</text:span> book / movie? <text:span text:style-name="T40">Rottentomato</text:span></text:p>
      <text:p text:style-name="P66">Two detectives, hunt a serial killer who uses the seven deadly sins</text:p>
      <text:p text:style-name="P67">seven or 12 angry men</text:p>
      <text:p text:style-name="P90"><text:span text:style-name="T148">clean code -</text:span><text:span text:style-name="T173">this book is about programming principles like SOLID. Author says how to write good tests, when write a comment, how to name a method or variables.</text:span></text:p>
      <text:p text:style-name="P86">What motivates you? </text:p>
      <text:p text:style-name="P68">My greatest motivation is when I do something that is creative or<text:span text:style-name="T41"> my work can Serve others. It helps when</text:span> I can learn new skills when I do my work.</text:p>
      <text:h text:style-name="P116" text:outline-level="2"><text:bookmark-start text:name="__RefHeading___Toc1832_3451253654"/>hobby<text:bookmark-end text:name="__RefHeading___Toc1832_3451253654"/></text:h>
      <text:p text:style-name="P25">investing - <text:span text:style-name="T7">I</text:span><text:span text:style-name="T45"> have been investing on the forex and </text:span><text:span text:style-name="T46">Polish </text:span><text:span text:style-name="T45">stock market. </text:span><text:span text:style-name="T47">For me it is something interesting when you can try predict where price will be. Using only mathematical approach like fibonacci sequence. </text:span></text:p>
      <text:p text:style-name="P20"><text:span text:style-name="Strong_20_Emphasis"><text:span text:style-name="T67">What Is Forex? </text:span></text:span><text:span text:style-name="T68">is the "place" where currencies are traded</text:span></text:p>
      <text:p text:style-name="P17">chart</text:p>
      <text:p text:style-name="P26"><text:span text:style-name="T69">running - </text:span><text:span text:style-name="T72">I run because of health purpose. I also found that I am more productive when I work out.</text:span></text:p>
      <text:p text:style-name="P21"><text:span text:style-name="T222">role-playing game</text:span><text:span text:style-name="T214"> is a mix</text:span><text:span text:style-name="T213"> of books with the theater</text:span><text:span text:style-name="T214"> is a </text:span><text:a xlink:type="simple" xlink:href="https://en.wikipedia.org/wiki/Game" text:style-name="Internet_20_link" text:visited-style-name="Visited_20_Internet_20_Link"><text:span text:style-name="T213">game</text:span></text:a><text:span text:style-name="T214"> in which players assume the </text:span><text:a xlink:type="simple" xlink:href="https://en.wikipedia.org/wiki/Role" text:style-name="Internet_20_link" text:visited-style-name="Visited_20_Internet_20_Link"><text:span text:style-name="T213">roles</text:span></text:a><text:span text:style-name="T214"> of </text:span><text:a xlink:type="simple" xlink:href="https://en.wikipedia.org/wiki/Player_character" text:style-name="Internet_20_link" text:visited-style-name="Visited_20_Internet_20_Link"><text:span text:style-name="T213">characters</text:span></text:a><text:span text:style-name="T214"> in a fictional world</text:span></text:p>
      <text:p text:style-name="P22"><text:soft-page-break/></text:p>
      <text:h text:style-name="P167" text:outline-level="1"><text:bookmark-start text:name="__RefHeading___Toc1776_3451253654"/><text:span text:style-name="T205">16</text:span>. Inne pytania<text:bookmark-end text:name="__RefHeading___Toc1776_3451253654"/></text:h>
      <text:p text:style-name="P24">What does success mean to you?</text:p>
      <text:p text:style-name="P1"><text:a xlink:type="simple" xlink:href="http://www.talkenglish.com/audio871/AudioTE1/I8/sentence/I8S6.mp3" text:style-name="Internet_20_link" text:visited-style-name="Visited_20_Internet_20_Link"><text:span text:style-name="T74">Success to me means completing a task and when looking back, thinking I couldn't have done it better.</text:span></text:a></text:p>
      <text:p text:style-name="P18"/>
      <text:p text:style-name="Text_20_body"><text:bookmark-start text:name="__RefHeading___Toc1128_2105182966"/><text:span text:style-name="T84">What does failure mean to you?</text:span><text:span text:style-name="T85"><text:line-break/></text:span><text:span text:style-name="T121">"</text:span><text:a xlink:type="simple" xlink:href="http://www.talkenglish.com/audio871/AudioTE1/I9/sentence/I9S3.mp3" text:style-name="Internet_20_link" text:visited-style-name="Visited_20_Internet_20_Link"><text:span text:style-name="T78">I think to fail at something is making a mistake and not learning anything from it.</text:span></text:a><text:span text:style-name="T121">"</text:span><text:span text:style-name="T85"><text:line-break/></text:span><text:span text:style-name="T121">"</text:span><text:a xlink:type="simple" xlink:href="http://www.talkenglish.com/audio871/AudioTE1/I9/sentence/I9S4.mp3" text:style-name="Internet_20_link" text:visited-style-name="Visited_20_Internet_20_Link"><text:span text:style-name="T78">To me, failure means to have a goal and not do anything about it.</text:span></text:a><text:span text:style-name="T121">"</text:span><text:bookmark-end text:name="__RefHeading___Toc1128_2105182966"/></text:p>
      <text:p text:style-name="Text_20_body"><text:span text:style-name="T223">How do you make important decisions?<text:line-break/></text:span><text:a xlink:type="simple" xlink:href="http://www.talkenglish.com/audio871/AudioTE1/I14/sentence/I14S4.mp3" text:style-name="Internet_20_link" text:visited-style-name="Visited_20_Internet_20_Link"><text:span text:style-name="T78">I believe all decisions should be made by having all the information. If you are missing an important detail, it's easy to make a bad decision. So I make important decisions by having all of the information.</text:span></text:a><text:span text:style-name="T121">"</text:span></text:p>
      <text:h text:style-name="P117" text:outline-level="2"><text:bookmark-start text:name="__RefHeading___Toc825_992051556"/>17. "Do You Have Any Questions For Me?"<text:bookmark-end text:name="__RefHeading___Toc825_992051556"/></text:h>
      <text:p text:style-name="P81"><text:span text:style-name="T262">Could you tell me more about projects. </text:span><text:bookmark text:name="result_box14"/><text:span text:style-name="T262"><text:line-break/></text:span>What technologies are you using in this project?<text:line-break/><text:span text:style-name="T263">Does company have a courses program?<text:line-break/>How look employee integration in your company?<text:line-break/></text:span>How many programmers do your company employ?<text:line-break/>How many seniors are there in the team?<text:line-break/><text:span text:style-name="T276">How look like further steps in the interview process?<text:line-break/>What are the major responsibilities of this position? </text:span></text:p>
      <text:h text:style-name="P165" text:outline-level="4"/>
      <text:p text:style-name="P65"/>
      <text:p text:style-name="P65"/>
      <text:p text:style-name="P65"/>
      <text:h text:style-name="Heading_20_1" text:outline-level="1"><text:bookmark-start text:name="__RefHeading___Toc771_1115509086"/>Projekty<text:bookmark-end text:name="__RefHeading___Toc771_1115509086"/></text:h>
      <text:h text:style-name="P162" text:outline-level="3"><text:bookmark-start text:name="__RefHeading___Toc1217_1498367505"/># <text:span text:style-name="T144">Languide</text:span><text:bookmark-end text:name="__RefHeading___Toc1217_1498367505"/></text:h>
      <text:p text:style-name="P34">The web application for learning foreign languages. The application easily compares the texts from two languages sentence by sentence. This note could have tags and can be saved in <text:span text:style-name="T278">user </text:span>notebook<text:span text:style-name="T278">s</text:span>. You can create a dictionary from select words.<text:line-break/><text:span text:style-name="T279">A</text:span> user using this application can easily learn from a professionally translated text.</text:p>
      <text:h text:style-name="P164" text:outline-level="3"><text:bookmark-start text:name="__RefHeading___Toc1219_1498367505"/>Used technology<text:bookmark-end text:name="__RefHeading___Toc1219_1498367505"/></text:h>
      <text:p text:style-name="P153">Spring Boot, Java 8, Hibernate, H2 database, JUnit, Mockito, Project Lombok, thymeleaf, Bootstrap 4</text:p>
      <text:h text:style-name="P162" text:outline-level="3"><text:bookmark-start text:name="__RefHeading___Toc773_1115509086"/><text:soft-page-break/># Gamification (Grywalizacja)<text:bookmark-end text:name="__RefHeading___Toc773_1115509086"/></text:h>
      <text:p text:style-name="P35">The motivational application <text:span text:style-name="T279">using</text:span> the "[gamification](https://en.wikipedia.org/wiki/Gamification)" method. <text:line-break/>A user can create a deck with awards in order to motivate himself when he will draw one card after finished task.</text:p>
      <text:p text:style-name="P35">The program was written in JavaFX technology. </text:p>
      <text:p text:style-name="P35">### How to use</text:p>
      <text:p text:style-name="P35">The application can increase your motivation. The concept is simple - choose</text:p>
      <text:p text:style-name="P35">10 awards witch you want to achieve. The awards can be one of 3 types:</text:p>
      <text:p text:style-name="P35">Every award will be save in the card which can have a name, description and</text:p>
      <text:p text:style-name="P35">image (from a url or local sources). Your 9 cards (without a Large award) will</text:p>
      <text:p text:style-name="P35">be shuffled with blank cards. The card with a large award will be put at the bottom of the deck. <text:s/></text:p>
      <text:p text:style-name="P35">After you finish your daily task you can draw one card. <text:s/></text:p>
      <text:p text:style-name="P35">The application works the best with the "[Pomodoro</text:p>
      <text:p text:style-name="P35">Technique](https://cirillocompany.de/pages/pomodoro-technique)". You can draw one card when you will finish 1 or 2 intervals. <text:s/></text:p>
      <text:p text:style-name="P40">### Used technology</text:p>
      <text:p text:style-name="P35">Java 8, JavaFX, Scene Builder, SQLite, ORMLite, JDBC <text:s/></text:p>
      <text:p text:style-name="P35">The application was written in the MVC pattern.</text:p>
      <text:p text:style-name="P35"/>
      <text:h text:style-name="P161" text:outline-level="3"><text:bookmark-start text:name="__RefHeading___Toc775_1115509086"/># e-Wallet (e-Portfel) <text:bookmark-end text:name="__RefHeading___Toc775_1115509086"/></text:h>
      <text:p text:style-name="P35">The electronic wallet was created using javaFX technology. The application is an accounting program that implements a double-entry bookkeeping system.</text:p>
      <text:p text:style-name="P36"><text:span text:style-name="T279">It means that </text:span>When you do operations in entry from one account, program will add entry on a cor<text:span text:style-name="T140">r</text:span>esponding account. <text:s/>You can create your profile and have a<text:span text:style-name="T278">n</text:span> access to it after you log in. You can create reports to reviews your expense and income. </text:p>
      <text:p text:style-name="P36">For instance, recording earnings of $100 would require making two entries: a debit entry of $100 to an account named "Cash" and a credit entry of $100 to an account named "Revenue."</text:p>
      <text:p text:style-name="P35"/>
      <text:p text:style-name="P35">### Used technology</text:p>
      <text:p text:style-name="P35">Java 8, JavaFX, Scene Builder, SQLite, JDBC <text:s/></text:p>
      <text:p text:style-name="P35">The application was written in MVC pattern.</text:p>
      <text:h text:style-name="P161" text:outline-level="3"><text:bookmark-start text:name="__RefHeading___Toc779_1115509086"/><text:soft-page-break/># Websit<text:span text:style-name="T280">es </text:span><text:bookmark-end text:name="__RefHeading___Toc779_1115509086"/></text:h>
      <text:p text:style-name="P95"><text:span text:style-name="T181">Website</text:span><text:span text:style-name="T180"> for a music band </text:span><text:span text:style-name="T181">it is </text:span><text:span text:style-name="T180">A simple website which use</text:span><text:span text:style-name="T181">s</text:span><text:span text:style-name="T180"> WordPress with custom theme. </text:span><text:span text:style-name="T181"><text:line-break/>I created 2 landing pages for the mobile applications. The first is for testing</text:span><text:span text:style-name="T148"> disease Myasthenia gravis. </text:span><text:span text:style-name="T181">The second is for study to building exam.</text:span><text:span text:style-name="T148"> <text:line-break/></text:span><text:span text:style-name="T181">Website promoting an English teacher. <text:line-break/>I also made a </text:span><text:span text:style-name="T182">costume</text:span><text:span text:style-name="T181"> website for my own blog and portfolio. </text:span></text:p>
      <text:p text:style-name="P35">### Used technology</text:p>
      <text:p text:style-name="P35">PHP, WordPress, HTML5, CSS3, MySql, SQL<text:line-break/><text:span text:style-name="T280">Bootstrap, materialise css</text:span></text:p>
      <text:h text:style-name="P161" text:outline-level="3"><text:bookmark-start text:name="__RefHeading___Toc781_1115509086"/># Scholaris parser<text:bookmark-end text:name="__RefHeading___Toc781_1115509086"/></text:h>
      <text:p text:style-name="P35">A simple tool written in Java that parse data from csv to xml and create folder hierarchy for e-learning material<text:span text:style-name="T199">s</text:span>. Xml formatting is correct according to the scholaris guide. </text:p>
      <text:h text:style-name="P161" text:outline-level="3"><text:bookmark-start text:name="__RefHeading___Toc783_1115509086"/># JsonExport<text:bookmark-end text:name="__RefHeading___Toc783_1115509086"/></text:h>
      <text:p text:style-name="P35">A simple visual tool written in JavaFX for creating a json file with data which can by used for the applications made in Construct 2.</text:p>
      <text:p text:style-name="P35">### Used technology</text:p>
      <text:p text:style-name="P35">Java 8, JavaFX, Scene Builder</text:p>
      <text:h text:style-name="P163" text:outline-level="3"># Computer system for a Driver Training Center (OSK)</text:h>
      <text:p text:style-name="P37">The web application was written in PHP. This system allows to manage courses, clients and cars in a driver training center. </text:p>
      <text:p text:style-name="P37">Features:</text:p>
      <text:p text:style-name="P37">- Saving the customer a place on the course</text:p>
      <text:p text:style-name="P37">- Customer / student registration</text:p>
      <text:p text:style-name="P37">- The ability to book driving hours</text:p>
      <text:p text:style-name="P37">- Dividing the students into training groups</text:p>
      <text:p text:style-name="P37">- Checking student attendance</text:p>
      <text:p text:style-name="P37">- Support for driving graphics</text:p>
      <text:p text:style-name="P37">- Vehicle registration</text:p>
      <text:p text:style-name="P37">- Overseeing the technical inspection of the vehicle</text:p>
      <text:p text:style-name="P37">### Used technology</text:p>
      <text:p text:style-name="P37">PHP, HTML5, CSS3, MySql, Php</text:p>
      <text:h text:style-name="P166" text:outline-level="4"><text:bookmark-start text:name="__RefHeading___Toc2093_1674286283"/><text:soft-page-break/>Dalszy rozwój<text:bookmark-end text:name="__RefHeading___Toc2093_1674286283"/></text:h>
      <text:p text:style-name="P105">Jakie możliwości rozwoju / dokształcenia oferuje Pańska firma?<text:line-break/>Jak wygląda ścieżka kariery w Państwa firmie?</text:p>
      <text:h text:style-name="P157" text:outline-level="3"><text:bookmark-start text:name="__RefHeading___Toc1834_3451253654"/>Pytania ogólne<text:bookmark-end text:name="__RefHeading___Toc1834_3451253654"/></text:h>
      <text:p text:style-name="P136">Czy klienci są głównie z Polski czy z zagranicy?</text:p>
      <text:p text:style-name="P136">Jak wygląda proces wdrażania nowego pracownika?</text:p>
      <text:p text:style-name="P136">Czy w firmie jest określony dress code?</text:p>
      <text:h text:style-name="P157" text:outline-level="3"><text:bookmark-start text:name="__RefHeading___Toc1836_3451253654"/>Pytania o zespół<text:bookmark-end text:name="__RefHeading___Toc1836_3451253654"/></text:h>
      <text:p text:style-name="P136">Ilu zatrudniacie programistów?</text:p>
      <text:p text:style-name="P136">Ilu programistów pracuje nad jednym projektem?</text:p>
      <text:p text:style-name="P136">Jak duży jest jeden zespół?</text:p>
      <text:p text:style-name="P136">Ile jest seniorów w zespole?</text:p>
      <text:h text:style-name="P157" text:outline-level="3"><text:bookmark-start text:name="__RefHeading___Toc1838_3451253654"/>Pytania techniczne<text:bookmark-end text:name="__RefHeading___Toc1838_3451253654"/></text:h>
      <text:p text:style-name="P136">Jakie będą moje obowiązki?</text:p>
      <text:p text:style-name="P136">Jakie projekty są rozwijane: głównie nowe, czy utrzymanie starych?</text:p>
      <text:p text:style-name="P136">Z jakich frameworków korzystacie?</text:p>
      <text:p text:style-name="P136">z Jakiego korzystacie z systemu kontroli wersji??</text:p>
      <text:p text:style-name="P136">Czy programujecie używając metodyk TDD i BDD?</text:p>
      <text:p text:style-name="P136">Czy robicie code review?</text:p>
      <text:h text:style-name="P157" text:outline-level="3"><text:bookmark-start text:name="__RefHeading___Toc1840_3451253654"/>Pytania na zakończenie rozmowy<text:bookmark-end text:name="__RefHeading___Toc1840_3451253654"/></text:h>
      <text:p text:style-name="P136">Jakie są kolejne etapy rekrutacji, czy jest test albo dodatkowa rozmowa?</text:p>
      <text:p text:style-name="P136">Kiedy dostanę odpowiedź w sprawie pracy?</text:p>
      <text:p text:style-name="P138">Kiedy można spodziewać się informacji i decyzji?</text:p>
      <text:p text:style-name="P136"/>
      <text:p text:style-name="P137"><text:span text:style-name="T275">Inne pytania </text:span>Pytania IT</text:p>
      <text:list xml:id="list2501309601" text:style-name="L3">
        <text:list-item>
          <text:p text:style-name="P154">Jaka jest Twoja aktualna sytuacja zawodowa?</text:p>
        </text:list-item>
        <text:list-item>
          <text:p text:style-name="P154">Na jakich narzędziach pracowałeś do tej pory?</text:p>
        </text:list-item>
        <text:list-item>
          <text:p text:style-name="P154">Na jakich narzędziach chciałbyś pracować?</text:p>
        </text:list-item>
        <text:list-item>
          <text:p text:style-name="P154">Na jakich technologiach do tej pory pracowałeś?</text:p>
        </text:list-item>
        <text:list-item>
          <text:p text:style-name="P154">W jakich technologiach czujesz się najlepiej?</text:p>
        </text:list-item>
        <text:list-item>
          <text:p text:style-name="P154">Jakie technologie Cię interesują?</text:p>
        </text:list-item>
        <text:list-item>
          <text:p text:style-name="P154">Jakie języki programowania Cię interesują?</text:p>
        </text:list-item>
        <text:list-item>
          <text:p text:style-name="P154">Jaki był Twój zakres obowiązków w poprzedniej pracy?</text:p>
        </text:list-item>
        <text:list-item>
          <text:p text:style-name="P154">W jakich projektach do tej pory brałeś udział? Które z nich były według Ciebie najciekawsze i dlaczego?</text:p>
        </text:list-item>
        <text:list-item>
          <text:p text:style-name="P154">Z jakich bibliotek korzystałeś do tej pory?</text:p>
        </text:list-item>
        <text:list-item>
          <text:p text:style-name="P154">Czy w poprzednich projektach tworzyłeś kod od zera czy może działałeś na istniejącym już kodzie?</text:p>
        </text:list-item>
        <text:list-item>
          <text:p text:style-name="P154">Czy w zakresie Twoich obowiązków było także testowanie swoich aplikacji?</text:p>
        </text:list-item>
        <text:list-item>
          <text:p text:style-name="P154"><text:soft-page-break/>W iluosobowych zespołach pracowałeś?</text:p>
        </text:list-item>
        <text:list-item>
          <text:p text:style-name="P154">Jaka była metodyka Twojej poprzedniej pracy?</text:p>
        </text:list-item>
        <text:list-item>
          <text:p text:style-name="P154">Z jakimi klientami (wewnętrznymi/zewnętrznymi) pracowałeś?</text:p>
        </text:list-item>
        <text:list-item>
          <text:p text:style-name="P154">Co zmotywowało Cię do szukania nowej pracy?</text:p>
        </text:list-item>
        <text:list-item>
          <text:p text:style-name="P154">Czym zainteresowała Cię ta oferta pracy?</text:p>
        </text:list-item>
        <text:list-item>
          <text:p text:style-name="P154">Dlaczego chcesz podjąć się tej pracy?</text:p>
        </text:list-item>
        <text:list-item>
          <text:p text:style-name="P154">Na czym najbardziej Ci zależy w nowej firmie/na nowym stanowisku?</text:p>
        </text:list-item>
        <text:list-item>
          <text:p text:style-name="P154">Jak wyobrażasz sobie rozwój w naszej firmie?</text:p>
        </text:list-item>
        <text:list-item>
          <text:p text:style-name="P154">Co robisz, aby rozwijać się zawodowo?</text:p>
        </text:list-item>
        <text:list-item>
          <text:p text:style-name="P154">W jaki sposób się uczysz? Z jakich źródeł korzystasz?</text:p>
        </text:list-item>
        <text:list-item>
          <text:p text:style-name="P154">Czy masz jakieś metody szybkiej nauki?</text:p>
        </text:list-item>
        <text:list-item>
          <text:p text:style-name="P154">Co robisz, kiedy spotykasz nowy problem, z którym nie miałeś wcześniej do czynienia?</text:p>
        </text:list-item>
        <text:list-item>
          <text:p text:style-name="P154">Z jakich osiągnięć jesteś z siebie najbardziej dumny?</text:p>
        </text:list-item>
        <text:list-item>
          <text:p text:style-name="P154">W jakiej perspektywie czasowej chcesz zmienić pracę?</text:p>
        </text:list-item>
        <text:list-item>
          <text:p text:style-name="P154">Czy bierzesz udział w innych rekrutacjach?</text:p>
        </text:list-item>
        <text:list-item>
          <text:p text:style-name="P154">Dlaczego zainteresował Cię ten projekt?</text:p>
        </text:list-item>
        <text:list-item>
          <text:p text:style-name="P154">Wolisz pracę w korporacji czy w małej spółce?</text:p>
        </text:list-item>
        <text:list-item>
          <text:p text:style-name="P154">Wolisz pracować sam czy w teamie?</text:p>
        </text:list-item>
      </text:list>
      <text:h text:style-name="P120" text:outline-level="2"/>
      <text:h text:style-name="P121" text:outline-level="2"><text:bookmark-start text:name="__RefHeading___Toc2099_1674286283"/>TIPS<text:bookmark-end text:name="__RefHeading___Toc2099_1674286283"/></text:h>
      <text:p text:style-name="P46">Cechy I jak chę wypaść</text:p>
      <text:p text:style-name="P55">- lubię się uczyć: 2 kierunki, kursy, projekty<text:line-break/>- <text:span text:style-name="T147">work team, komunikatywność– klub, forum programistyczne <text:line-break/>- organizacja pracy – robię plany, <text:line-break/>- angielski exchenge language websites, languade <text:line-break/>chęć rozwoju do nauki/pasja/automotywacja – słucham podkasty, czytam, oglądam kursy, udzielam się na forum, I prowadzę bloga<text:line-break/>nauka od innych<text:line-break/>logiczne/analityczne myślenie<text:line-break/>rozwiązywanie problemów – problem w euroforum, programy dla siebie</text:span></text:p>
      <text:h text:style-name="P120" text:outline-level="2"><text:bookmark-start text:name="__RefHeading___Toc2101_1674286283"/>Słownictwo<text:bookmark-end text:name="__RefHeading___Toc2101_1674286283"/></text:h>
      <text:p text:style-name="P10"><text:span text:style-name="Strong_20_Emphasis"><text:span text:style-name="T35">curriculum vitae (siwi)</text:span></text:span></text:p>
      <text:p text:style-name="P10"><text:span text:style-name="Strong_20_Emphasis"><text:span text:style-name="T34">University College of Enterprise and Administration in Lublin </text:span></text:span></text:p>
      <text:p text:style-name="P10"><text:bookmark text:name="result_box7"/><text:span text:style-name="Strong_20_Emphasis"><text:span text:style-name="T34">I studied computer science, management, finance</text:span></text:span></text:p>
      <text:p text:style-name="P10"><text:bookmark text:name="result_box6"/><text:span text:style-name="Strong_20_Emphasis"><text:span text:style-name="T34">graduated</text:span></text:span></text:p>
      <text:p text:style-name="P10"><text:span text:style-name="Strong_20_Emphasis"><text:span text:style-name="T36">employee pracownik, employer pracodawca</text:span></text:span></text:p>
      <text:p text:style-name="P10"><text:span text:style-name="Strong_20_Emphasis"><text:span text:style-name="T34">foreign languages</text:span></text:span></text:p>
      <text:p text:style-name="P3"><text:bookmark text:name="result_box"/><text:span text:style-name="T1">Specialization : </text:span><text:bookmark text:name="result_box1"/>Computer Networks</text:p>
      <text:p text:style-name="P4"><text:bookmark text:name="result_box2"/>thesis : <text:span text:style-name="T2">Electronic wallet created in JavaFX </text:span><text:span text:style-name="T3">(efex)</text:span><text:span text:style-name="T2"> technology</text:span></text:p>
      <text:p text:style-name="P11"><text:bookmark text:name="result_box3"/>post-secondary school : cosinus</text:p>
      <text:p text:style-name="P4"><text:span text:style-name="T2">studied at </text:span><text:span text:style-name="T3"><text:s text:c="5"/>polytechnic, <text:s/>institute university of technology </text:span></text:p>
      <text:p text:style-name="P12">Euroforum – <text:span text:style-name="T37">language school</text:span></text:p>
      <text:p text:style-name="P13"><text:soft-page-break/>educational service </text:p>
      <text:p text:style-name="P12">designing and made educational games</text:p>
      <text:p text:style-name="P3"><text:span text:style-name="T4">build and </text:span><text:bookmark text:name="result_box4"/><text:span text:style-name="T2">Maintenance</text:span><text:span text:style-name="T4"> websites</text:span></text:p>
      <text:p text:style-name="P5">shears</text:p>
      <text:p text:style-name="P2">working on commission</text:p>
      <text:p text:style-name="P2">commission-based work</text:p>
      <text:p text:style-name="P2">I worked on a commission basis</text:p>
      <text:p text:style-name="P2">contract work</text:p>
      <text:p text:style-name="P6">part time work</text:p>
      <text:p text:style-name="P7">I was catching <text:span text:style-name="T142">a</text:span> shrimp</text:p>
      <text:p text:style-name="P8">work or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in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6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02:49.961673213</meta:creation-date>
    <meta:generator>LibreOffice/6.1.4.2$Linux_X86_64 LibreOffice_project/10$Build-2</meta:generator>
    <dc:date>2018-11-18T21:23:02.636846036</dc:date>
    <meta:editing-duration>PT22H39M23S</meta:editing-duration>
    <meta:editing-cycles>138</meta:editing-cycles>
    <meta:document-statistic meta:table-count="0" meta:image-count="0" meta:object-count="0" meta:page-count="14" meta:paragraph-count="328" meta:word-count="4294" meta:character-count="24839" meta:non-whitespace-character-count="20642"/>
  </office:meta>
</office:document-meta>
</file>